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arlow" svg:font-family="Barlow, 'Open Sans'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cs" fo:country="CZ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cs" fo:country="CZ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fo:language="cs" fo:country="CZ" style:font-name-asian="Consolas" style:font-size-asian="8pt" style:font-name-complex="Consolas" style:font-size-complex="8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9pt" style:font-name-asian="Consolas" style:font-size-asian="9pt" style:font-name-complex="Consolas" style:font-size-complex="9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language="cs" fo:country="CZ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9pt" style:font-size-asian="9pt" style:font-size-complex="9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fo:language="cs" fo:country="CZ" style:font-size-asian="8pt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cs" fo:country="CZ" style:font-name-asian="Consolas" style:font-size-asian="10pt" style:font-name-complex="Consolas" style:font-size-complex="10pt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cs" fo:country="CZ" style:font-name-asian="Consolas" style:font-size-asian="10pt" style:font-name-complex="Consolas" style:font-size-complex="10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cs" fo:country="CZ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cs" fo:country="CZ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" style:family="text">
      <style:text-properties fo:color="#808080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="Consolas" fo:font-size="10pt" fo:language="cs" fo:country="CZ" style:font-name-asian="Consolas" style:font-size-asian="10pt" style:font-name-complex="Consolas" style:font-size-complex="10pt"/>
    </style:style>
    <style:style style:name="T5" style:family="text">
      <style:text-properties fo:color="#000000" style:font-name="Consolas" style:font-name-asian="Consolas" style:font-name-complex="Consolas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8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8" style:family="text">
      <style:text-properties fo:color="#800000" style:font-name="Consolas" fo:font-weight="bold" style:font-name-asian="Consolas" style:font-weight-asian="bold" style:font-name-complex="Consolas" style:font-weight-complex="bold"/>
    </style:style>
    <style:style style:name="T9" style:family="text">
      <style:text-properties fo:color="#000080"/>
    </style:style>
    <style:style style:name="T10" style:family="text">
      <style:text-properties fo:color="#000080" fo:font-weight="bold" style:font-weight-asian="bold" style:font-weight-complex="bold"/>
    </style:style>
    <style:style style:name="T11" style:family="text">
      <style:text-properties fo:color="#0000ff"/>
    </style:style>
    <style:style style:name="T12" style:family="text">
      <style:text-properties fo:color="#ff0000"/>
    </style:style>
    <style:style style:name="T13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14" style:family="text">
      <style:text-properties fo:color="#ff0000" style:font-name="Consolas" style:font-name-asian="Consolas" style:font-name-complex="Consolas"/>
    </style:style>
    <style:style style:name="T15" style:family="text">
      <style:text-properties fo:language="cs" fo:country="CZ"/>
    </style:style>
    <style:style style:name="T16" style:family="text">
      <style:text-properties fo:color="#008000"/>
    </style:style>
    <style:style style:name="T17" style:family="text">
      <style:text-properties fo:font-variant="normal" fo:text-transform="none" fo:color="#00070b" style:font-name="Barlow" fo:font-size="12.75pt" fo:letter-spacing="normal" fo:font-style="normal"/>
    </style:style>
    <style:style style:name="T18" style:family="text">
      <style:text-properties fo:font-variant="normal" fo:text-transform="none" fo:color="#00070b" style:font-name="Barlow" fo:font-size="12.75pt" fo:letter-spacing="normal" fo:font-style="normal" fo:font-weight="normal"/>
    </style:style>
    <style:style style:name="T19" style:family="text">
      <style:text-properties fo:font-variant="normal" fo:text-transform="none" fo:color="#00070b" style:font-name="Barlow" fo:font-size="12.75pt" fo:letter-spacing="normal" fo:language="cs" fo:country="CZ" fo:font-style="normal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Strong_20_Emphasis"><text:span text:style-name="T19">Analýza</text:span></text:span><text:span text:style-name="Strong_20_Emphasis"><text:span text:style-name="T17"> dostupnosti potravin na základě průměrných příjmů za </text:span></text:span><text:span text:style-name="Strong_20_Emphasis"><text:span text:style-name="T19">dané</text:span></text:span><text:span text:style-name="Strong_20_Emphasis"><text:span text:style-name="T17"> časové období</text:span></text:span><text:span text:style-name="T18">.</text:span> </text:p>
      <text:p text:style-name="P2"/>
      <text:p text:style-name="P3">czechia_payroll – Informace o mzdách jsou pro roky 2000 – 2021</text:p>
      <text:p text:style-name="P3"><text:tab/>Branch code = Null je v následující analýze vynechán</text:p>
      <text:p text:style-name="P3">czechia_price – Informace o cenách jsou pro roky 2006 - 2018</text:p>
      <text:p text:style-name="P3"/>
      <text:p text:style-name="P3">Společné roky jsou tedy 2006 – 2018</text:p>
      <text:p text:style-name="P3"/>
      <text:p text:style-name="P3">Pro výpočet meziročního nárůstu je potřeba znát hodnoty z roku předchozího. Proto u otázek vztahujících se k meziročnímu nárůstu je <text:span text:style-name="T20">uvažováno období 2007 – 2018</text:span></text:p>
      <text:p text:style-name="P2"/>
      <text:p text:style-name="P2">-- ------------------------------------------------------------------------</text:p>
      <text:p text:style-name="P2">-- <text:s/>tabulka pro platy a ceny</text:p>
      <text:p text:style-name="P2">-- ------------------------------------------------------------------------</text:p>
      <text:p text:style-name="P11"/>
      <text:p text:style-name="P11"><text:span text:style-name="T6">CREATE</text:span><text:span text:style-name="T2"> </text:span><text:span text:style-name="T6">TABLE</text:span><text:span text:style-name="T2"> t_Jiri_Svoboda_projekt_SQL_prim (</text:span></text:p>
      <text:p text:style-name="P11"><text:span text:style-name="T2"><text:tab/>Rok_mzdy </text:span><text:span text:style-name="T10">int</text:span><text:span text:style-name="T2">(</text:span><text:span text:style-name="T11">8</text:span><text:span text:style-name="T2">), </text:span></text:p>
      <text:p text:style-name="P11"><text:span text:style-name="T2"><text:tab/>Odvetvi </text:span><text:span text:style-name="T10">varchar</text:span><text:span text:style-name="T2">(</text:span><text:span text:style-name="T11">128</text:span><text:span text:style-name="T2">),</text:span></text:p>
      <text:p text:style-name="P11"><text:span text:style-name="T2"><text:tab/>Prum_mzdaKc </text:span><text:span text:style-name="T10">double</text:span><text:span text:style-name="T2">,</text:span></text:p>
      <text:p text:style-name="P11"><text:span text:style-name="T2"><text:tab/>Rok_ceny </text:span><text:span text:style-name="T10">int</text:span><text:span text:style-name="T2">(</text:span><text:span text:style-name="T11">8</text:span><text:span text:style-name="T2">),</text:span></text:p>
      <text:p text:style-name="P11"><text:span text:style-name="T2"><text:tab/>Potravina </text:span><text:span text:style-name="T10">varchar</text:span><text:span text:style-name="T2">(</text:span><text:span text:style-name="T11">128</text:span><text:span text:style-name="T2">),</text:span></text:p>
      <text:p text:style-name="P11"><text:span text:style-name="T2"><text:s text:c="4"/><text:tab/>Prum_cenaKc </text:span><text:span text:style-name="T10">double</text:span><text:span text:style-name="T2">, </text:span></text:p>
      <text:p text:style-name="P11"><text:span text:style-name="T2"><text:tab/>Mnozstvi </text:span><text:span text:style-name="T10">double</text:span><text:span text:style-name="T2">,</text:span></text:p>
      <text:p text:style-name="P11"><text:span text:style-name="T2"><text:tab/>Jednotka </text:span><text:span text:style-name="T10">varchar</text:span><text:span text:style-name="T2">(</text:span><text:span text:style-name="T11">4</text:span><text:span text:style-name="T2">)</text:span></text:p>
      <text:p text:style-name="P11"><text:span text:style-name="T2">)</text:span><text:span text:style-name="T12">;</text:span></text:p>
      <text:p text:style-name="P11"/>
      <text:p text:style-name="P11"/>
      <text:p text:style-name="P11"><text:span text:style-name="T6">INSERT</text:span><text:span text:style-name="T2"> </text:span><text:span text:style-name="T6">INTO</text:span><text:span text:style-name="T2"> t_Jiri_Svoboda_projekt_SQL_prim (Rok_mzdy, Odvetvi, Prum_mzdaKc, Rok_ceny, Potravina, Prum_cenaKc, Mnozstvi, Jednotka)</text:span></text:p>
      <text:p text:style-name="P11"><text:span text:style-name="T6">SELECT</text:span><text:span text:style-name="T2"> </text:span></text:p>
      <text:p text:style-name="P11"><text:span text:style-name="T2"><text:tab/><text:tab/>cp.payroll_year </text:span><text:span text:style-name="T6">AS</text:span><text:span text:style-name="T2"> Rok_mzdy, cpib.name <text:s/></text:span><text:span text:style-name="T6">AS</text:span><text:span text:style-name="T2"> Odvetvi,</text:span></text:p>
      <text:p text:style-name="P11"><text:span text:style-name="T2"><text:tab/><text:tab/></text:span><text:span text:style-name="T10">ROUND</text:span><text:span text:style-name="T2">(</text:span><text:span text:style-name="T10">AVG</text:span><text:span text:style-name="T2">(cp.value),</text:span><text:span text:style-name="T11">0</text:span><text:span text:style-name="T2">) </text:span><text:span text:style-name="T6">AS</text:span><text:span text:style-name="T2"> Prum_mzdaKc,</text:span></text:p>
      <text:p text:style-name="P11"><text:span text:style-name="T2"><text:tab/><text:tab/>pr.rok </text:span><text:span text:style-name="T6">AS</text:span><text:span text:style-name="T2"> Rok_ceny, pr.potravina </text:span><text:span text:style-name="T6">AS</text:span><text:span text:style-name="T2"> Potravina, pr.prumCena </text:span><text:span text:style-name="T6">AS</text:span><text:span text:style-name="T2"> Prum_cenaKc, </text:span></text:p>
      <text:p text:style-name="P11"><text:span text:style-name="T2"><text:tab/><text:tab/>pr.cenaMnozstvi </text:span><text:span text:style-name="T6">AS</text:span><text:span text:style-name="T2"> Mnozstvi, pr.cenaJednotka </text:span><text:span text:style-name="T6">AS</text:span><text:span text:style-name="T2"> Jednotka</text:span></text:p>
      <text:p text:style-name="P11"><text:span text:style-name="T2"><text:tab/></text:span><text:span text:style-name="T6">FROM</text:span><text:span text:style-name="T2"> czechia_payroll cp </text:span></text:p>
      <text:p text:style-name="P11"><text:span text:style-name="T2"><text:tab/></text:span><text:span text:style-name="T6">JOIN</text:span><text:span text:style-name="T2"> czechia_payroll_industry_branch cpib </text:span></text:p>
      <text:p text:style-name="P11"><text:span text:style-name="T2"><text:tab/> <text:tab/></text:span><text:span text:style-name="T6">ON</text:span><text:span text:style-name="T2"> cp.industry_branch_code = cpib.code </text:span></text:p>
      <text:p text:style-name="P11"><text:span text:style-name="T2"><text:tab/></text:span><text:span text:style-name="T6">JOIN</text:span><text:span text:style-name="T2"> czechia_payroll_calculation cpc </text:span></text:p>
      <text:p text:style-name="P11"><text:span text:style-name="T2"><text:tab/> <text:tab/></text:span><text:span text:style-name="T6">ON</text:span><text:span text:style-name="T2"> cp.calculation_code = cpc.code </text:span></text:p>
      <text:p text:style-name="P11"><text:span text:style-name="T2"><text:tab/></text:span><text:span text:style-name="T6">JOIN</text:span><text:span text:style-name="T2"> czechia_payroll_value_type cpvt </text:span></text:p>
      <text:p text:style-name="P11"><text:span text:style-name="T2"><text:tab/> <text:tab/></text:span><text:span text:style-name="T6">ON</text:span><text:span text:style-name="T2"> cp.value_type_code = cpvt.code</text:span></text:p>
      <text:p text:style-name="P11"><text:span text:style-name="T2"><text:tab/></text:span><text:span text:style-name="T6">JOIN</text:span><text:span text:style-name="T2"> (</text:span></text:p>
      <text:p text:style-name="P11"><text:span text:style-name="T2"><text:tab/><text:tab/></text:span><text:span text:style-name="T6">SELECT</text:span><text:span text:style-name="T2"> </text:span><text:span text:style-name="T10">ROUND</text:span><text:span text:style-name="T2">(</text:span><text:span text:style-name="T10">AVG</text:span><text:span text:style-name="T2">(cp.value),</text:span><text:span text:style-name="T11">2</text:span><text:span text:style-name="T2">) </text:span><text:span text:style-name="T6">as</text:span><text:span text:style-name="T2"> prumCena, </text:span><text:span text:style-name="T10">YEAR</text:span><text:span text:style-name="T2">(cp.date_from) </text:span><text:span text:style-name="T6">AS</text:span><text:span text:style-name="T2"> rok, cpc.name </text:span><text:span text:style-name="T6">AS</text:span><text:span text:style-name="T2"> potravina, </text:span></text:p>
      <text:p text:style-name="P11"><text:span text:style-name="T2"><text:tab/><text:tab/><text:tab/>cpc.price_value </text:span><text:span text:style-name="T6">AS</text:span><text:span text:style-name="T2"> cenaMnozstvi, cpc.price_unit </text:span><text:span text:style-name="T6">AS</text:span><text:span text:style-name="T2"> cenaJednotka </text:span></text:p>
      <text:p text:style-name="P11"><text:span text:style-name="T2"><text:tab/><text:tab/></text:span><text:span text:style-name="T6">FROM</text:span><text:span text:style-name="T2"> czechia_price cp</text:span></text:p>
      <text:p text:style-name="P11"><text:span text:style-name="T2"><text:tab/><text:tab/></text:span><text:span text:style-name="T6">JOIN</text:span><text:span text:style-name="T2"> czechia_price_category cpc </text:span></text:p>
      <text:p text:style-name="P11"><text:span text:style-name="T2"><text:tab/><text:tab/><text:tab/></text:span><text:span text:style-name="T6">ON</text:span><text:span text:style-name="T2"> cpc.code = cp.category_code</text:span></text:p>
      <text:p text:style-name="P11"><text:span text:style-name="T2"><text:tab/><text:tab/></text:span><text:span text:style-name="T6">WHERE</text:span><text:span text:style-name="T2"> cp.region_code </text:span><text:span text:style-name="T6">IS</text:span><text:span text:style-name="T2"> </text:span><text:span text:style-name="T6">NOT</text:span><text:span text:style-name="T2"> </text:span><text:span text:style-name="T6">NULL</text:span><text:span text:style-name="T2"> </text:span><text:span text:style-name="T6">AND</text:span><text:span text:style-name="T2"> </text:span><text:span text:style-name="T10">YEAR</text:span><text:span text:style-name="T2">(cp.date_from) </text:span><text:span text:style-name="T1">-- IN (2006,2018) AND <text:s/>cpc.name IN ('Mléko polotučné pasterované', 'Chléb konzumní kmínový')</text:span></text:p>
      <text:p text:style-name="P11"><text:span text:style-name="T2"><text:tab/><text:tab/></text:span><text:span text:style-name="T6">GROUP</text:span><text:span text:style-name="T2"> </text:span><text:span text:style-name="T6">BY</text:span><text:span text:style-name="T2"> </text:span><text:span text:style-name="T10">YEAR</text:span><text:span text:style-name="T2">(cp.date_from), cpc.name </text:span><text:span text:style-name="T1">-- takhle je to prumer pres roky a regiony AND <text:s/>cpc.name IN ('Mléko polotučné pasterované', 'Chléb konzumní kmínový')</text:span></text:p>
      <text:p text:style-name="P11"><text:span text:style-name="T2"><text:tab/><text:tab/></text:span><text:span text:style-name="T6">ORDER</text:span><text:span text:style-name="T2"> </text:span><text:span text:style-name="T6">BY</text:span><text:span text:style-name="T2"> cpc.name) </text:span><text:span text:style-name="T6">AS</text:span><text:span text:style-name="T2"> pr</text:span></text:p>
      <text:p text:style-name="P11"><text:span text:style-name="T2"><text:tab/><text:tab/></text:span><text:span text:style-name="T6">ON</text:span><text:span text:style-name="T2"> cp.payroll_year = pr.rok</text:span></text:p>
      <text:p text:style-name="P11"><text:span text:style-name="T2"><text:tab/></text:span><text:span text:style-name="T6">WHERE</text:span><text:span text:style-name="T2"> cp.payroll_year </text:span><text:span text:style-name="T6">IN</text:span><text:span text:style-name="T2"> (</text:span></text:p>
      <text:p text:style-name="P11"><text:span text:style-name="T2"><text:tab/><text:tab/></text:span><text:span text:style-name="T6">SELECT</text:span><text:span text:style-name="T2"> </text:span><text:span text:style-name="T6">DISTINCT</text:span><text:span text:style-name="T2"> cp.payroll_year </text:span></text:p>
      <text:p text:style-name="P11"><text:span text:style-name="T2"><text:tab/><text:tab/></text:span><text:span text:style-name="T6">FROM</text:span><text:span text:style-name="T2"> czechia_payroll cp2</text:span></text:p>
      <text:p text:style-name="P11"><text:span text:style-name="T2"><text:tab/><text:tab/>) </text:span><text:span text:style-name="T6">AND</text:span><text:span text:style-name="T2"> cpvt.name = </text:span><text:span text:style-name="T16">'Průměrná hrubá mzda na zaměstnance'</text:span><text:span text:style-name="T2"> </text:span><text:span text:style-name="T6">AND</text:span><text:span text:style-name="T2"> cpc.name = </text:span><text:span text:style-name="T16">'fyzický'</text:span><text:span text:style-name="T2"> </text:span><text:span text:style-name="T6">AND</text:span><text:span text:style-name="T2"> cp.industry_branch_code </text:span><text:span text:style-name="T6">IS</text:span><text:span text:style-name="T2"> </text:span><text:span text:style-name="T6">NOT</text:span><text:span text:style-name="T2"> </text:span><text:span text:style-name="T6">NULL</text:span><text:span text:style-name="T2"> </text:span></text:p>
      <text:p text:style-name="P11"><text:span text:style-name="T2"><text:tab/></text:span><text:span text:style-name="T6">GROUP</text:span><text:span text:style-name="T2"> </text:span><text:span text:style-name="T6">BY</text:span><text:span text:style-name="T2"> cp.industry_branch_code, cp.payroll_year, pr.potravina</text:span></text:p>
      <text:p text:style-name="P11"><text:span text:style-name="T2"><text:tab/></text:span><text:span text:style-name="T6">ORDER</text:span><text:span text:style-name="T2"> </text:span><text:span text:style-name="T6">BY</text:span><text:span text:style-name="T2"> cpib.name,cp.payroll_year</text:span><text:span text:style-name="T12">;</text:span></text:p>
      <text:p text:style-name="P2"/>
      <text:p text:style-name="P2"/>
      <text:p text:style-name="P2"/>
      <text:p text:style-name="P2"><text:soft-page-break/>-- ------------------------------------------------------------------------</text:p>
      <text:p text:style-name="P2">-- <text:s/>tabulka <text:span text:style-name="T15">pro</text:span> dodatečná data o evropských státech <text:span text:style-name="T15">(jmeno, populace, HDP ...)</text:span></text:p>
      <text:p text:style-name="P2">-- ------------------------------------------------------------------------</text:p>
      <text:p text:style-name="P2"/>
      <text:p text:style-name="P2"><text:span text:style-name="T6">CREATE</text:span> <text:span text:style-name="T6">TABLE</text:span> t_Jiri_Svoboda_projekt_SQL_sec (</text:p>
      <text:p text:style-name="P22"><text:span text:style-name="T2"><text:tab/>Zeme_Evropy </text:span><text:span text:style-name="T10">varchar</text:span><text:span text:style-name="T2">(</text:span><text:span text:style-name="T11">128</text:span><text:span text:style-name="T2">),</text:span></text:p>
      <text:p text:style-name="P22"><text:span text:style-name="T2"><text:tab/>Rok </text:span><text:span text:style-name="T10">int</text:span><text:span text:style-name="T2">(</text:span><text:span text:style-name="T11">8</text:span><text:span text:style-name="T2">),</text:span></text:p>
      <text:p text:style-name="P22"><text:span text:style-name="T2"><text:tab/>Populace </text:span><text:span text:style-name="T10">double</text:span><text:span text:style-name="T2">,</text:span></text:p>
      <text:p text:style-name="P22"><text:span text:style-name="T2"><text:s text:c="4"/>HDP </text:span><text:span text:style-name="T10">double</text:span><text:span text:style-name="T2">, </text:span></text:p>
      <text:p text:style-name="P22"><text:span text:style-name="T2"><text:tab/>IndexGINI </text:span><text:span text:style-name="T10">double</text:span><text:span text:style-name="T2">,</text:span></text:p>
      <text:p text:style-name="P22"><text:span text:style-name="T2"><text:tab/>Daně </text:span><text:span text:style-name="T10">double</text:span></text:p>
      <text:p text:style-name="P22"><text:span text:style-name="T2">)</text:span><text:span text:style-name="T12">;</text:span></text:p>
      <text:p text:style-name="P22"/>
      <text:p text:style-name="P22"><text:span text:style-name="T6">INSERT</text:span><text:span text:style-name="T2"> </text:span><text:span text:style-name="T6">INTO</text:span><text:span text:style-name="T2"> t_Jiri_Svoboda_projekt_SQL_sec (Zeme_Evropy, Rok, Populace, HDP, IndexGINI, Daně)</text:span></text:p>
      <text:p text:style-name="P22"><text:span text:style-name="T6">SELECT</text:span><text:span text:style-name="T2"> </text:span></text:p>
      <text:p text:style-name="P22"><text:span text:style-name="T2"><text:tab/>e.country, e.</text:span><text:span text:style-name="T9">`year`</text:span><text:span text:style-name="T2">, e.population, e.GDP, e.gini, e.taxes </text:span></text:p>
      <text:p text:style-name="P22"><text:span text:style-name="T2"><text:tab/></text:span><text:span text:style-name="T6">FROM</text:span><text:span text:style-name="T2"> economies e </text:span></text:p>
      <text:p text:style-name="P22"><text:span text:style-name="T2"><text:tab/></text:span><text:span text:style-name="T6">WHERE</text:span><text:span text:style-name="T2"> e.country </text:span><text:span text:style-name="T6">IN</text:span><text:span text:style-name="T2"> (</text:span></text:p>
      <text:p text:style-name="P22"><text:span text:style-name="T2"><text:tab/><text:tab/></text:span><text:span text:style-name="T6">SELECT</text:span><text:span text:style-name="T2"> c.country</text:span></text:p>
      <text:p text:style-name="P22"><text:span text:style-name="T2"><text:tab/><text:tab/></text:span><text:span text:style-name="T6">FROM</text:span><text:span text:style-name="T2"> countries c </text:span></text:p>
      <text:p text:style-name="P22"><text:span text:style-name="T2"><text:tab/><text:tab/></text:span><text:span text:style-name="T6">WHERE</text:span><text:span text:style-name="T2"> continent = </text:span><text:span text:style-name="T16">'Europe'</text:span></text:p>
      <text:p text:style-name="P21"><text:tab/><text:tab/>)</text:p>
      <text:p text:style-name="P22"><text:span text:style-name="T2"><text:tab/></text:span><text:span text:style-name="T6">ORDER</text:span><text:span text:style-name="T2"> </text:span><text:span text:style-name="T6">BY</text:span><text:span text:style-name="T2"> e.country, e.</text:span><text:span text:style-name="T9">`year`</text:span><text:span text:style-name="T12">;</text:span><text:span text:style-name="T2"> </text:span></text:p>
      <text:p text:style-name="P2"/>
      <text:p text:style-name="P2"/>
      <text:p text:style-name="P2"/>
      <text:p text:style-name="P2">-- ------------------------------------------------------------------------</text:p>
      <text:p text:style-name="P2">-- <text:span text:style-name="T15">1. </text:span>Rostou v průběhu let mzdy ve všech odvětvích, nebo v některých klesají?</text:p>
      <text:p text:style-name="P2">-- ------------------------------------------------------------------------</text:p>
      <text:p text:style-name="P6"/>
      <text:p text:style-name="P9">WITH</text:p>
      <text:p text:style-name="P11"><text:span text:style-name="T2"><text:tab/>sqr (Rok1, Odvetvi1, prum_Mzda_Kc1, rono) </text:span><text:span text:style-name="T6">AS</text:span><text:span text:style-name="T2"> (</text:span></text:p>
      <text:p text:style-name="P11"><text:span text:style-name="T2"><text:tab/></text:span><text:span text:style-name="T6">WITH</text:span></text:p>
      <text:p text:style-name="P11"><text:span text:style-name="T2"><text:tab/><text:tab/>sq (Rok, Odvetvi, prum_Mzda_Kc) </text:span><text:span text:style-name="T6">AS</text:span><text:span text:style-name="T2"> (</text:span></text:p>
      <text:p text:style-name="P11"><text:span text:style-name="T2"><text:tab/><text:tab/></text:span><text:span text:style-name="T6">SELECT</text:span><text:span text:style-name="T2"> </text:span><text:span text:style-name="T6">DISTINCT</text:span><text:span text:style-name="T2"> Rok_mzdy, Odvetvi, Prum_mzdaKc</text:span></text:p>
      <text:p text:style-name="P11"><text:span text:style-name="T2"><text:tab/><text:tab/></text:span><text:span text:style-name="T6">FROM</text:span><text:span text:style-name="T2"> t_Jiri_Svoboda_projekt_SQL_prim</text:span></text:p>
      <text:p text:style-name="P6"><text:tab/><text:tab/>)</text:p>
      <text:p text:style-name="P11"><text:span text:style-name="T2"><text:tab/></text:span><text:span text:style-name="T6">SELECT</text:span><text:span text:style-name="T2"> sq1.Rok, sq1.Odvetvi, sq1.prum_Mzda_Kc, </text:span><text:span text:style-name="T6">row_number</text:span><text:span text:style-name="T2">() </text:span><text:span text:style-name="T6">over</text:span><text:span text:style-name="T2"> (</text:span><text:span text:style-name="T6">partition</text:span><text:span text:style-name="T2"> </text:span><text:span text:style-name="T6">by</text:span><text:span text:style-name="T2"> sq1.Odvetvi </text:span><text:span text:style-name="T6">order</text:span><text:span text:style-name="T2"> </text:span><text:span text:style-name="T6">by</text:span><text:span text:style-name="T2"> <text:s/>sq1.Rok) </text:span><text:span text:style-name="T6">AS</text:span><text:span text:style-name="T2"> rn1 </text:span></text:p>
      <text:p text:style-name="P11"><text:span text:style-name="T2"><text:tab/></text:span><text:span text:style-name="T6">FROM</text:span><text:span text:style-name="T2"> <text:s text:c="2"/>sq sq1</text:span></text:p>
      <text:p text:style-name="P6"><text:s text:c="4"/>)</text:p>
      <text:p text:style-name="P11"><text:span text:style-name="T6">SELECT</text:span><text:span text:style-name="T2"> sqr1.Odvetvi1 </text:span><text:span text:style-name="T6">AS</text:span><text:span text:style-name="T2"> Odvetvi, sqr1.Rok1 </text:span><text:span text:style-name="T6">AS</text:span><text:span text:style-name="T2"> Rok, sqr1.prum_Mzda_Kc1 </text:span><text:span text:style-name="T6">AS</text:span><text:span text:style-name="T2"> prum_Mzda_Kc, sqr2.Rok1 </text:span><text:span text:style-name="T6">AS</text:span><text:span text:style-name="T2"> Rok_pred, </text:span></text:p>
      <text:p text:style-name="P11"><text:span text:style-name="T2"><text:tab/>sqr2.prum_Mzda_Kc1 </text:span><text:span text:style-name="T6">AS</text:span><text:span text:style-name="T2"> prum_Mzda_Kc_pred, </text:span><text:span text:style-name="T10">ROUND</text:span><text:span text:style-name="T2">((sqr1.prum_Mzda_Kc1-sqr2.prum_Mzda_Kc1)/sqr2.prum_Mzda_Kc1*</text:span><text:span text:style-name="T11">100</text:span><text:span text:style-name="T2">,</text:span><text:span text:style-name="T11">1</text:span><text:span text:style-name="T2">) </text:span><text:span text:style-name="T6">AS</text:span><text:span text:style-name="T2"> proc_narust</text:span></text:p>
      <text:p text:style-name="P11"><text:span text:style-name="T6">FROM</text:span><text:span text:style-name="T2"> sqr sqr1</text:span></text:p>
      <text:p text:style-name="P11"><text:span text:style-name="T6">JOIN</text:span><text:span text:style-name="T2"> sqr sqr2</text:span></text:p>
      <text:p text:style-name="P11"><text:span text:style-name="T2"><text:tab/></text:span><text:span text:style-name="T6">ON</text:span><text:span text:style-name="T2"> sqr1.rono = sqr2.rono+</text:span><text:span text:style-name="T11">1</text:span><text:span text:style-name="T2"> </text:span><text:span text:style-name="T6">AND</text:span><text:span text:style-name="T2"> sqr1.Odvetvi1 = sqr2.Odvetvi1</text:span></text:p>
      <text:p text:style-name="P11"><text:span text:style-name="T6">WHERE</text:span><text:span text:style-name="T2">(</text:span><text:span text:style-name="T10">ROUND</text:span><text:span text:style-name="T2">((sqr1.prum_Mzda_Kc1-sqr2.prum_Mzda_Kc1)/sqr2.prum_Mzda_Kc1*</text:span><text:span text:style-name="T11">100</text:span><text:span text:style-name="T2">,</text:span><text:span text:style-name="T11">1</text:span><text:span text:style-name="T2">)) &lt; </text:span><text:span text:style-name="T11">0</text:span><text:span text:style-name="T2"> <text:s/></text:span><text:span text:style-name="T1">-- tohle je pro ziskani mezirocniho poklesu mzdy</text:span></text:p>
      <text:p text:style-name="P13"><text:span text:style-name="T8">ORDER</text:span><text:span text:style-name="T5"> </text:span><text:span text:style-name="T8">BY</text:span><text:span text:style-name="T5"> sqr1.Rok1</text:span><text:span text:style-name="T14">;</text:span><text:span text:style-name="T5"> </text:span></text:p>
      <text:p text:style-name="P2"/>
      <text:p text:style-name="P2"/>
      <text:p text:style-name="P4">Výsledek:</text:p>
      <text:p text:style-name="P14">Odvetvi <text:s text:c="49"/><text:tab/><text:tab/><text:tab/>|Rok |prum_Mzda_Kc|Rok_pred|prum_Mzda_Kc_pred|proc_narust|</text:p>
      <text:p text:style-name="P14">------------------------------------------------------------+----+------------+--------+-----------------+-----------+</text:p>
      <text:p text:style-name="P14">Těžba a dobývání <text:s text:c="40"/><text:tab/><text:tab/><text:tab/> |2009| <text:s text:c="4"/>27961.0| <text:s text:c="3"/>2008| <text:s text:c="9"/>29236.0| <text:s text:c="6"/>-4.4|</text:p>
      <text:p text:style-name="P14">Ubytování, stravování a pohostinství <text:s text:c="22"/><text:tab/><text:tab/> |2009| <text:s text:c="4"/>11783.0| <text:s text:c="3"/>2008| <text:s text:c="9"/>11938.0| <text:s text:c="6"/>-1.3|</text:p>
      <text:p text:style-name="P14">Velkoobchod a maloobchod; opravy a údržba motorových vozidel <text:s/>|2009| <text:s text:c="4"/>20577.0| <text:s text:c="3"/>2008| <text:s text:c="9"/>20597.0| <text:s text:c="6"/>-0.1|</text:p>
      <text:p text:style-name="P14">Zemědělství, lesnictví, rybářství <text:s text:c="24"/><text:tab/><text:tab/> <text:s/>|2009| <text:s text:c="4"/>17193.0| <text:s text:c="3"/>2008| <text:s text:c="9"/>17293.0| <text:s text:c="6"/>-0.6|</text:p>
      <text:p text:style-name="P14">Vzdělávání <text:s text:c="47"/><text:tab/><text:tab/><text:tab/> <text:s/>|2010| <text:s text:c="4"/>20928.0| <text:s text:c="3"/>2009| <text:s text:c="9"/>21361.0| <text:s text:c="6"/>-2.0|</text:p>
      <text:p text:style-name="P14">Profesní, vědecké a technické činnosti <text:s text:c="19"/><text:tab/><text:tab/> <text:s/>|2010| <text:s text:c="4"/>30095.0| <text:s text:c="3"/>2009| <text:s text:c="9"/>30284.0| <text:s text:c="6"/>-0.6|</text:p>
      <text:p text:style-name="P14">Veřejná správa a obrana; povinné sociální zabezpečení <text:s text:c="3"/><text:tab/> <text:s text:c="2"/>|2010| <text:s text:c="4"/>26471.0| <text:s text:c="3"/>2009| <text:s text:c="9"/>26555.0| <text:s text:c="6"/>-0.3|</text:p>
      <text:p text:style-name="P14">Kulturní, zábavní a rekreační činnosti <text:s text:c="19"/><text:tab/><text:tab/> <text:s text:c="2"/>|2011| <text:s text:c="4"/>18562.0| <text:s text:c="3"/>2010| <text:s text:c="9"/>18611.0| <text:s text:c="6"/>-0.3|</text:p>
      <text:p text:style-name="P14">Ubytování, stravování a pohostinství <text:s text:c="22"/><text:tab/><text:tab/> <text:s text:c="2"/>|2011| <text:s text:c="4"/>12431.0| <text:s text:c="3"/>2010| <text:s text:c="9"/>12645.0| <text:s text:c="6"/>-1.7|</text:p>
      <text:p text:style-name="P14"><text:soft-page-break/>Veřejná správa a obrana; povinné sociální zabezpečení <text:s text:c="3"/><text:tab/> <text:s text:c="2"/>|2011| <text:s text:c="4"/>25887.0| <text:s text:c="3"/>2010| <text:s text:c="9"/>26471.0| <text:s text:c="6"/>-2.2|</text:p>
      <text:p text:style-name="P14">Profesní, vědecké a technické činnosti <text:s text:c="20"/><text:tab/><text:tab/> <text:s text:c="2"/>|2013| <text:s text:c="4"/>30274.0| <text:s text:c="3"/>2012| <text:s text:c="9"/>31141.0| <text:s text:c="6"/>-2.8|</text:p>
      <text:p text:style-name="P14">Informační a komunikační činnosti <text:s text:c="25"/><text:tab/><text:tab/> <text:s text:c="2"/>|2013| <text:s text:c="4"/>45240.0| <text:s text:c="3"/>2012| <text:s text:c="9"/>45690.0| <text:s text:c="6"/>-1.0|</text:p>
      <text:p text:style-name="P14">Stavebnictví <text:s text:c="46"/><text:tab/><text:tab/><text:tab/> <text:s text:c="2"/>|2013| <text:s text:c="4"/>22074.0| <text:s text:c="3"/>2012| <text:s text:c="9"/>22572.0| <text:s text:c="6"/>-2.2|</text:p>
      <text:p text:style-name="P14">Výroba a rozvod elektřiny, plynu, tepla a klimatiz. vzduchu <text:tab/> <text:s text:c="2"/>|2013| <text:s text:c="4"/>40300.0| <text:s text:c="3"/>2012| <text:s text:c="9"/>42107.0| <text:s text:c="6"/>-4.3|</text:p>
      <text:p text:style-name="P14">Kulturní, zábavní a rekreační činnosti <text:s text:c="19"/><text:tab/><text:tab/> <text:s text:c="2"/>|2013| <text:s text:c="4"/>19293.0| <text:s text:c="3"/>2012| <text:s text:c="9"/>19551.0| <text:s text:c="6"/>-1.3|</text:p>
      <text:p text:style-name="P14">Těžba a dobývání <text:s text:c="41"/><text:tab/><text:tab/><text:tab/> <text:s text:c="2"/>|2013| <text:s text:c="4"/>31686.0| <text:s text:c="3"/>2012| <text:s text:c="9"/>32487.0| <text:s text:c="6"/>-2.5|</text:p>
      <text:p text:style-name="P14">Činnosti v oblasti nemovitostí <text:s text:c="26"/><text:tab/><text:tab/> <text:s text:c="2"/>|2013| <text:s text:c="4"/>21094.0| <text:s text:c="3"/>2012| <text:s text:c="9"/>21439.0| <text:s text:c="6"/>-1.6|</text:p>
      <text:p text:style-name="P14">Zásobování vodou; činnosti související s odpady a sanacemi <text:tab/> <text:s text:c="2"/>|2013| <text:s text:c="4"/>23184.0| <text:s text:c="3"/>2012| <text:s text:c="9"/>23262.0| <text:s text:c="6"/>-0.3|</text:p>
      <text:p text:style-name="P14">Peněžnictví a pojišťovnictví <text:s text:c="31"/><text:tab/><text:tab/> <text:s text:c="2"/>|2013| <text:s text:c="4"/>45234.0| <text:s text:c="3"/>2012| <text:s text:c="9"/>49707.0| <text:s text:c="6"/>-9.0|</text:p>
      <text:p text:style-name="P14">Velkoobchod a maloobchod; opravy a údržba motorových vozidel <text:s text:c="3"/>|2013| <text:s text:c="4"/>22204.0| <text:s text:c="3"/>2012| <text:s text:c="9"/>22441.0| <text:s text:c="6"/>-1.1|</text:p>
      <text:p text:style-name="P14">Těžba a dobývání <text:s text:c="36"/><text:tab/><text:tab/><text:tab/> <text:s text:c="3"/>|2014| <text:s text:c="4"/>31370.0| <text:s text:c="3"/>2013| <text:s text:c="9"/>31686.0| <text:s text:c="6"/>-1.0|</text:p>
      <text:p text:style-name="P14">Výroba a rozvod elektřiny, plynu, tepla a klimatiz. Vzduchu <text:tab/> <text:s text:c="3"/>|2015| <text:s text:c="4"/>40515.0| <text:s text:c="3"/>2014| <text:s text:c="9"/>40951.0| <text:s text:c="6"/>-1.1|</text:p>
      <text:p text:style-name="P14">Těžba a dobývání <text:s text:c="43"/><text:tab/><text:tab/> <text:s text:c="3"/>|2016| <text:s text:c="4"/>31348.0| <text:s text:c="3"/>2015| <text:s text:c="9"/>31540.0| <text:s text:c="6"/>-0.6|</text:p>
      <text:p text:style-name="P1"/>
      <text:p text:style-name="P5">Závěr:</text:p>
      <text:p text:style-name="P2">mzdy neklesaly v letech 2007, 2008, 2012, 2017, 2018. V ostatních letech došlo k meziročnímu poklesu průměrné mzdy v odvětvích viz tabulka výše.</text:p>
      <text:p text:style-name="P3"/>
      <text:p text:style-name="P12"/>
      <text:p text:style-name="P3">-- ------------------------------------------------------------------------</text:p>
      <text:p text:style-name="P3">– 2. Kolik je možné si koupit litrů mléka a kilogramů chleba za první a poslední srovnatelné období v dostupných datech cen a mezd?</text:p>
      <text:p text:style-name="P3">-- ------------------------------------------------------------------------</text:p>
      <text:p text:style-name="P3"/>
      <text:p text:style-name="P3">Počítáno z průměrné mzdy v daném roce přes všechny obory</text:p>
      <text:p text:style-name="P10"/>
      <text:p text:style-name="P10"><text:span text:style-name="T6">SELECT</text:span><text:span text:style-name="T2"> </text:span></text:p>
      <text:p text:style-name="P10"><text:span text:style-name="T2"><text:tab/>Rok_mzdy </text:span><text:span text:style-name="T6">AS</text:span><text:span text:style-name="T2"> Rok, </text:span><text:span text:style-name="T10">ROUND</text:span><text:span text:style-name="T2">(</text:span><text:span text:style-name="T10">AVG</text:span><text:span text:style-name="T2">(Prum_mzdaKc),</text:span><text:span text:style-name="T11">0</text:span><text:span text:style-name="T2">) </text:span><text:span text:style-name="T6">as</text:span><text:span text:style-name="T2"> prum_mzda_Kc, Potravina, Prum_cenaKc,</text:span></text:p>
      <text:p text:style-name="P10"><text:span text:style-name="T2"><text:tab/></text:span><text:span text:style-name="T10">ROUND</text:span><text:span text:style-name="T2">((</text:span><text:span text:style-name="T10">ROUND</text:span><text:span text:style-name="T2">(</text:span><text:span text:style-name="T10">AVG</text:span><text:span text:style-name="T2">(Prum_mzdaKc),</text:span><text:span text:style-name="T11">0</text:span><text:span text:style-name="T2">)/Prum_cenaKc),</text:span><text:span text:style-name="T11">0</text:span><text:span text:style-name="T2">) </text:span><text:span text:style-name="T6">AS</text:span><text:span text:style-name="T2"> mnozstviZaMzdu</text:span></text:p>
      <text:p text:style-name="P10"><text:span text:style-name="T6">FROM</text:span><text:span text:style-name="T2"> t_Jiri_Svoboda_projekt_SQL_prim</text:span></text:p>
      <text:p text:style-name="P10"><text:span text:style-name="T6">WHERE</text:span><text:span text:style-name="T2"> Rok_mzdy </text:span><text:span text:style-name="T6">IN</text:span><text:span text:style-name="T2"> ((</text:span><text:span text:style-name="T6">SELECT</text:span><text:span text:style-name="T2"> </text:span><text:span text:style-name="T10">MIN</text:span><text:span text:style-name="T2">(Rok_mzdy) </text:span><text:span text:style-name="T6">FROM</text:span><text:span text:style-name="T2"> t_Jiri_Svoboda_projekt_SQL_prim),(</text:span><text:span text:style-name="T6">SELECT</text:span><text:span text:style-name="T2"> </text:span><text:span text:style-name="T10">MAX</text:span><text:span text:style-name="T2">(Rok_mzdy) </text:span><text:span text:style-name="T6">FROM</text:span><text:span text:style-name="T2"> t_Jiri_Svoboda_projekt_SQL_prim))</text:span></text:p>
      <text:p text:style-name="P10"><text:span text:style-name="T2"><text:tab/></text:span><text:span text:style-name="T6">AND</text:span><text:span text:style-name="T2"> Potravina </text:span><text:span text:style-name="T6">IN</text:span><text:span text:style-name="T2"> (</text:span><text:span text:style-name="T16">'Mléko polotučné pasterované'</text:span><text:span text:style-name="T2">, </text:span><text:span text:style-name="T16">'Chléb konzumní kmínový'</text:span><text:span text:style-name="T2">)</text:span></text:p>
      <text:p text:style-name="P1"><text:span text:style-name="T7">GROUP</text:span><text:span text:style-name="T3"> </text:span><text:span text:style-name="T7">BY</text:span><text:span text:style-name="T3"> Rok_mzdy,Potravina</text:span><text:span text:style-name="T13">;</text:span></text:p>
      <text:p text:style-name="P15"/>
      <text:p text:style-name="P4">Výsledek:</text:p>
      <text:p text:style-name="P2">Rok |prum_mzda_Kc|Potravina <text:s text:c="17"/>|Prum_cenaKc|mnozstviZaMzdu|</text:p>
      <text:p text:style-name="P2">----+------------+---------------------------+-----------+--------------+</text:p>
      <text:p text:style-name="P2">2006| <text:s text:c="4"/>20343.0|Chléb konzumní kmínový <text:s text:c="4"/>| <text:s text:c="5"/>16.12| <text:s text:c="7"/>1262.0|</text:p>
      <text:p text:style-name="P2">2006| <text:s text:c="4"/>20343.0|Mléko polotučné pasterované| <text:s text:c="5"/>14.44| <text:s text:c="7"/>1409.0|</text:p>
      <text:p text:style-name="P2">2018| <text:s text:c="4"/>31981.0|Chléb konzumní kmínový <text:s text:c="4"/>| <text:s text:c="5"/>24.24| <text:s text:c="7"/>1319.0|</text:p>
      <text:p text:style-name="P2">2018| <text:s text:c="4"/>31981.0|Mléko polotučné pasterované| <text:s text:c="5"/>19.82| <text:s text:c="7"/>1614.0|</text:p>
      <text:p text:style-name="P2"/>
      <text:p text:style-name="P2"/>
      <text:p text:style-name="P4">Závěr:</text:p>
      <text:p text:style-name="P3">ceny rostly pomaleji než mzdy, na konci sledovaného období si člověk mohl za průměrnou mzdu v daném roce přes všechny obory koupit jak více kg chleba tak i více litrů mléka než na začátku sledovaného období. Hodnoty viz tabulka</text:p>
      <text:p text:style-name="P3"/>
      <text:p text:style-name="P3"/>
      <text:p text:style-name="P3">-- ------------------------------------------------------------------------</text:p>
      <text:p text:style-name="P3">-- 3. Která kategorie potravin zdražuje nejpomaleji (je u ní nejnižší percentuální meziroční nárůst)?</text:p>
      <text:p text:style-name="P3">-- ------------------------------------------------------------------------</text:p>
      <text:p text:style-name="P3"/>
      <text:p text:style-name="P3">-- Alternativa: meziroční nárůst po jednotlivých letech. Seřazeno podle let pro každou potravinu zvlášť</text:p>
      <text:p text:style-name="P3">-- NEVÝHODA - je toho moc ve výpisu, je to nepřehledné</text:p>
      <text:p text:style-name="P3">-- Pro závěry nepoužito, zde jen pro případ nutnosti doplnit detaily</text:p>
      <text:p text:style-name="P3"/>
      <text:p text:style-name="P10"><text:span text:style-name="T2"><text:s/></text:span><text:span text:style-name="T6">WITH</text:span></text:p>
      <text:p text:style-name="P10"><text:span text:style-name="T2"><text:tab/>sqr (Rok1, Potravina1, Prum_cena_Kc1, rono) </text:span><text:span text:style-name="T6">AS</text:span><text:span text:style-name="T2"> (</text:span></text:p>
      <text:p text:style-name="P10"><text:soft-page-break/><text:span text:style-name="T2"><text:tab/></text:span><text:span text:style-name="T6">WITH</text:span></text:p>
      <text:p text:style-name="P10"><text:span text:style-name="T2"><text:tab/><text:tab/>sq (Rok , Potravina , Prum_cena_Kc) </text:span><text:span text:style-name="T6">AS</text:span><text:span text:style-name="T2"> (</text:span></text:p>
      <text:p text:style-name="P10"><text:span text:style-name="T2"><text:tab/><text:tab/></text:span><text:span text:style-name="T6">SELECT</text:span><text:span text:style-name="T2"> </text:span><text:span text:style-name="T6">DISTINCT</text:span><text:span text:style-name="T2"> Rok_ceny , Potravina , Prum_cenaKc </text:span></text:p>
      <text:p text:style-name="P10"><text:span text:style-name="T2"><text:tab/><text:tab/></text:span><text:span text:style-name="T6">FROM</text:span><text:span text:style-name="T2"> t_Jiri_Svoboda_projekt_SQL_prim</text:span></text:p>
      <text:p text:style-name="P2"><text:tab/><text:tab/>)</text:p>
      <text:p text:style-name="P10"><text:span text:style-name="T2"><text:tab/></text:span><text:span text:style-name="T6">SELECT</text:span><text:span text:style-name="T2"> sq1.Rok, sq1.Potravina, sq1.Prum_cena_Kc, </text:span><text:span text:style-name="T6">row_number</text:span><text:span text:style-name="T2">() </text:span><text:span text:style-name="T6">over</text:span><text:span text:style-name="T2"> (</text:span><text:span text:style-name="T6">partition</text:span><text:span text:style-name="T2"> </text:span><text:span text:style-name="T6">by</text:span><text:span text:style-name="T2"> sq1.Potravina </text:span><text:span text:style-name="T6">order</text:span><text:span text:style-name="T2"> </text:span><text:span text:style-name="T6">by</text:span><text:span text:style-name="T2"> <text:s/>sq1.Rok) </text:span><text:span text:style-name="T6">AS</text:span><text:span text:style-name="T2"> rn1 </text:span></text:p>
      <text:p text:style-name="P10"><text:span text:style-name="T2"><text:tab/></text:span><text:span text:style-name="T6">FROM</text:span><text:span text:style-name="T2"> <text:s text:c="2"/>sq sq1</text:span></text:p>
      <text:p text:style-name="P2"><text:s text:c="4"/>)</text:p>
      <text:p text:style-name="P10"><text:span text:style-name="T6">SELECT</text:span><text:span text:style-name="T2"> sqr1.Potravina1 </text:span><text:span text:style-name="T6">AS</text:span><text:span text:style-name="T2"> Potravina, sqr1.Rok1 </text:span><text:span text:style-name="T6">AS</text:span><text:span text:style-name="T2"> Rok, sqr1.Prum_cena_Kc1 </text:span><text:span text:style-name="T6">AS</text:span><text:span text:style-name="T2"> prum_Cena_Kc, sqr2.Rok1 </text:span><text:span text:style-name="T6">AS</text:span><text:span text:style-name="T2"> Rok_pred, </text:span></text:p>
      <text:p text:style-name="P10"><text:span text:style-name="T2"><text:tab/>sqr2.prum_Cena_Kc1 </text:span><text:span text:style-name="T6">AS</text:span><text:span text:style-name="T2"> prum_Cena_Kc_pred, </text:span><text:span text:style-name="T10">ROUND</text:span><text:span text:style-name="T2">((sqr1.prum_Cena_Kc1-sqr2.prum_Cena_Kc1)/sqr2.prum_Cena_Kc1*</text:span><text:span text:style-name="T11">100</text:span><text:span text:style-name="T2">,</text:span><text:span text:style-name="T11">1</text:span><text:span text:style-name="T2">) </text:span><text:span text:style-name="T6">AS</text:span><text:span text:style-name="T2"> proc_narust</text:span></text:p>
      <text:p text:style-name="P10"><text:span text:style-name="T6">FROM</text:span><text:span text:style-name="T2"> sqr sqr1</text:span></text:p>
      <text:p text:style-name="P10"><text:span text:style-name="T6">JOIN</text:span><text:span text:style-name="T2"> sqr sqr2</text:span></text:p>
      <text:p text:style-name="P10"><text:span text:style-name="T2"><text:tab/></text:span><text:span text:style-name="T6">ON</text:span><text:span text:style-name="T2"> sqr1.rono = sqr2.rono+</text:span><text:span text:style-name="T11">1</text:span><text:span text:style-name="T2"> </text:span><text:span text:style-name="T6">AND</text:span><text:span text:style-name="T2"> sqr1.Potravina1 = sqr2.Potravina1</text:span></text:p>
      <text:p text:style-name="P10"><text:span text:style-name="T6">ORDER</text:span><text:span text:style-name="T2"> </text:span><text:span text:style-name="T6">BY</text:span><text:span text:style-name="T2"> potravina, Rok</text:span><text:span text:style-name="T12">;</text:span></text:p>
      <text:p text:style-name="P10"/>
      <text:p text:style-name="P3">-- Proto vznikla alternativa, kde je meziroční nárůst po jednotlivých letech zprůměrován a dále je uveden max a min meziroční nárůst ve sledovaném období</text:p>
      <text:p text:style-name="P10"/>
      <text:p text:style-name="P8">WITH</text:p>
      <text:p text:style-name="P10"><text:span text:style-name="T2"><text:tab/>sqr (Rok1, Potravina1, Prum_cena_Kc1, rono) </text:span><text:span text:style-name="T6">AS</text:span><text:span text:style-name="T2"> (</text:span></text:p>
      <text:p text:style-name="P10"><text:span text:style-name="T2"><text:tab/></text:span><text:span text:style-name="T6">WITH</text:span></text:p>
      <text:p text:style-name="P10"><text:span text:style-name="T2"><text:tab/><text:tab/>sq (Rok , Potravina , Prum_cena_Kc) </text:span><text:span text:style-name="T6">AS</text:span><text:span text:style-name="T2"> (</text:span></text:p>
      <text:p text:style-name="P10"><text:span text:style-name="T2"><text:tab/><text:tab/></text:span><text:span text:style-name="T6">SELECT</text:span><text:span text:style-name="T2"> </text:span><text:span text:style-name="T6">DISTINCT</text:span><text:span text:style-name="T2"> Rok_ceny , Potravina , Prum_cenaKc </text:span></text:p>
      <text:p text:style-name="P10"><text:span text:style-name="T2"><text:tab/><text:tab/></text:span><text:span text:style-name="T6">FROM</text:span><text:span text:style-name="T2"> t_Jiri_Svoboda_projekt_SQL_prim</text:span></text:p>
      <text:p text:style-name="P2"><text:tab/><text:tab/>)</text:p>
      <text:p text:style-name="P10"><text:span text:style-name="T2"><text:tab/></text:span><text:span text:style-name="T6">SELECT</text:span><text:span text:style-name="T2"> sq1.Rok, sq1.Potravina, sq1.Prum_cena_Kc, </text:span><text:span text:style-name="T6">row_number</text:span><text:span text:style-name="T2">() </text:span><text:span text:style-name="T6">over</text:span><text:span text:style-name="T2"> (</text:span><text:span text:style-name="T6">partition</text:span><text:span text:style-name="T2"> </text:span><text:span text:style-name="T6">by</text:span><text:span text:style-name="T2"> sq1.Potravina </text:span><text:span text:style-name="T6">order</text:span><text:span text:style-name="T2"> </text:span><text:span text:style-name="T6">by</text:span><text:span text:style-name="T2"> <text:s/>sq1.Rok) </text:span><text:span text:style-name="T6">AS</text:span><text:span text:style-name="T2"> rn1 </text:span></text:p>
      <text:p text:style-name="P10"><text:span text:style-name="T2"><text:tab/></text:span><text:span text:style-name="T6">FROM</text:span><text:span text:style-name="T2"> <text:s text:c="2"/>sq sq1</text:span></text:p>
      <text:p text:style-name="P2"><text:s text:c="4"/>)</text:p>
      <text:p text:style-name="P10"><text:span text:style-name="T6">SELECT</text:span><text:span text:style-name="T2"> sqr1.Potravina1 </text:span><text:span text:style-name="T6">AS</text:span><text:span text:style-name="T2"> Potravina, </text:span><text:span text:style-name="T10">AVG</text:span><text:span text:style-name="T2">((sqr1.prum_Cena_Kc1-sqr2.prum_Cena_Kc1)/sqr2.prum_Cena_Kc1*</text:span><text:span text:style-name="T11">100</text:span><text:span text:style-name="T2">) </text:span><text:span text:style-name="T6">AS</text:span><text:span text:style-name="T2"> AVG_proc_narust,</text:span></text:p>
      <text:p text:style-name="P10"><text:span text:style-name="T2"><text:tab/></text:span><text:span text:style-name="T10">MAX</text:span><text:span text:style-name="T2">((sqr1.prum_Cena_Kc1-sqr2.prum_Cena_Kc1)/sqr2.prum_Cena_Kc1*</text:span><text:span text:style-name="T11">100</text:span><text:span text:style-name="T2">) </text:span><text:span text:style-name="T6">AS</text:span><text:span text:style-name="T2"> MAX_proc_narust,</text:span></text:p>
      <text:p text:style-name="P10"><text:span text:style-name="T2"><text:tab/></text:span><text:span text:style-name="T10">MIN</text:span><text:span text:style-name="T2">((sqr1.prum_Cena_Kc1-sqr2.prum_Cena_Kc1)/sqr2.prum_Cena_Kc1*</text:span><text:span text:style-name="T11">100</text:span><text:span text:style-name="T2">) </text:span><text:span text:style-name="T6">AS</text:span><text:span text:style-name="T2"> MIN_proc_narust</text:span></text:p>
      <text:p text:style-name="P10"><text:span text:style-name="T6">FROM</text:span><text:span text:style-name="T2"> sqr sqr1</text:span></text:p>
      <text:p text:style-name="P10"><text:span text:style-name="T6">JOIN</text:span><text:span text:style-name="T2"> sqr sqr2</text:span></text:p>
      <text:p text:style-name="P10"><text:span text:style-name="T2"><text:tab/></text:span><text:span text:style-name="T6">ON</text:span><text:span text:style-name="T2"> sqr1.rono = sqr2.rono+</text:span><text:span text:style-name="T11">1</text:span><text:span text:style-name="T2"> </text:span><text:span text:style-name="T6">AND</text:span><text:span text:style-name="T2"> sqr1.Potravina1 = sqr2.Potravina1</text:span></text:p>
      <text:p text:style-name="P10"><text:span text:style-name="T6">GROUP</text:span><text:span text:style-name="T2"> </text:span><text:span text:style-name="T6">BY</text:span><text:span text:style-name="T2"> Potravina</text:span></text:p>
      <text:p text:style-name="P1"><text:span text:style-name="T7">ORDER</text:span><text:span text:style-name="T3"> </text:span><text:span text:style-name="T7">BY</text:span><text:span text:style-name="T3"> AVG_proc_narust</text:span><text:span text:style-name="T13">;</text:span></text:p>
      <text:p text:style-name="P3"/>
      <text:p text:style-name="P4">Výsledek:</text:p>
      <text:p text:style-name="P7">Potravina <text:s text:c="22"/>|AVG_proc_narust <text:s text:c="3"/>|MAX_proc_narust <text:s text:c="2"/>|MIN_proc_narust <text:s text:c="3"/>|</text:p>
      <text:p text:style-name="P7">--------------------------------+-------------------+------------------+-------------------+</text:p>
      <text:p text:style-name="P7">Cukr krystalový <text:s text:c="16"/>|-1.9200461228624714|22.879036672140117| -21.09218436873748|</text:p>
      <text:p text:style-name="P7">Rajská jablka červená kulatá <text:s text:c="3"/>|-0.7410920241521005|24.876278455955138|-30.278402213384055|</text:p>
      <text:p text:style-name="P7">Banány žluté <text:s text:c="19"/>| 0.8112929098549936|14.942528735632187|-10.209424083769626|</text:p>
      <text:p text:style-name="P7">Vepřová pečeně s kostí <text:s text:c="9"/>| 0.9927291974380977| 9.376249500199915| -6.625418922402687|</text:p>
      <text:p text:style-name="P7">Přírodní minerální voda uhličitá| <text:s/>1.020944246082631| <text:s text:c="2"/>7.2376357056695| -2.192448233861163|</text:p>
      <text:p text:style-name="P7">Šunkový salám <text:s text:c="18"/>| 1.8533120628191353| <text:s/>9.06228400276475| -0.914686271157469|</text:p>
      <text:p text:style-name="P7">Jablka konzumní <text:s text:c="16"/>| <text:s/>2.014341903944699|16.497016497016496| -22.11509490810484|</text:p>
      <text:p text:style-name="P7">Pečivo pšeničné bílé <text:s text:c="11"/>| <text:s/>2.201431326802059|28.950506857483603| -28.50303811452772|</text:p>
      <text:p text:style-name="P7">Hovězí maso zadní bez kosti <text:s text:c="4"/>| <text:s/>2.534718771407625| 11.11049632047807| -1.597676107480021|</text:p>
      <text:p text:style-name="P7">Kapr živý <text:s text:c="22"/>| 2.6029926387477444|13.871665465032452|-2.4090856946197183|</text:p>
      <text:p text:style-name="P7">Jakostní víno bílé <text:s text:c="13"/>| <text:s/>2.698266956791832| 3.516028955532566| <text:s/>2.165874273639722|</text:p>
      <text:p text:style-name="P7">Pivo výčepní, světlé, lahvové <text:s text:c="2"/>| 2.8550262331599985| 7.734204793028332| 0.4703668861712034|</text:p>
      <text:p text:style-name="P7">Eidamská cihla <text:s text:c="17"/>| <text:s text:c="2"/>2.92116054884993| 28.56627592425609|-20.729035256623074|</text:p>
      <text:p text:style-name="P7">Mléko polotučné pasterované <text:s text:c="4"/>| 2.9820559099796573| <text:s/>15.0096215522771|-12.660345789180145|</text:p>
      <text:p text:style-name="P7">Rostlinný roztíratelný tuk <text:s text:c="5"/>| 3.2301473581845426|21.438848920863318| -4.726928089088965|</text:p>
      <text:p text:style-name="P7">Kuřata kuchaná celá <text:s text:c="12"/>| <text:s/>3.378598434182732|13.523596343965677| -4.929346040092015|</text:p>
      <text:p text:style-name="P7">Pomeranče <text:s text:c="22"/>| <text:s/>3.600518552564914|22.240194096239385| -8.360548661005886|</text:p>
      <text:p text:style-name="P7">Jogurt bílý netučný <text:s text:c="12"/>| <text:s/>3.953232614907113|10.389610389610388| -4.694835680751178|</text:p>
      <text:p text:style-name="P7">Chléb konzumní kmínový <text:s text:c="9"/>| <text:s/>3.970091849344009| 21.37931034482757|-14.423076923076927|</text:p>
      <text:p text:style-name="P7"><text:soft-page-break/>Konzumní brambory <text:s text:c="14"/>| <text:s/>4.183338141415576| 60.32196969696969|-23.546099290780145|</text:p>
      <text:p text:style-name="P7">Rýže loupaná dlouhozrnná <text:s text:c="7"/>| 5.0018260274258886| 37.00754400670578| -6.011080332409977|</text:p>
      <text:p text:style-name="P7">Pšeničná mouka hladká <text:s text:c="10"/>| <text:s/>5.235581616682921| 42.95154185022027|-23.189522342064713|</text:p>
      <text:p text:style-name="P7">Mrkev <text:s text:c="26"/>| <text:s/>5.235904759831489| 49.36793080505655| -18.97574123989219|</text:p>
      <text:p text:style-name="P7">Těstoviny vaječné <text:s text:c="14"/>| <text:s/>5.262528043198903| 15.16286035192812| 0.7152145643693071|</text:p>
      <text:p text:style-name="P7">Vejce slepičí čerstvá <text:s text:c="10"/>| <text:s/>5.554236943447504| 54.76087893149505|-15.144766146993321|</text:p>
      <text:p text:style-name="P7">Máslo <text:s text:c="26"/>| <text:s/>6.673563590617454| 33.33558042335175| -16.25413979431758|</text:p>
      <text:p text:style-name="P7">Papriky <text:s text:c="24"/>| 7.2921552410478645| 94.81733220050977|-17.014446227929366|</text:p>
      <text:p text:style-name="P7"/>
      <text:p text:style-name="P3"/>
      <text:p text:style-name="P4">Závěr:</text:p>
      <text:p text:style-name="P3">podle budeme průměrnou hodnotu meziročního nárůstu přes sledované období považovat <text:s/>za relevantní indikátor zdražování pak cukr krystalový zdražuje nejpomaleji. Pokud by tím indikátorem bylo minimum <text:s/>meziročního nárůstu v některém roce sledovaného období pak Rajská jablka červená kulatá zdražují nejpomaleji.</text:p>
      <text:p text:style-name="P3"/>
      <text:p text:style-name="P3"/>
      <text:p text:style-name="P3">-- ------------------------------------------------------------------------</text:p>
      <text:p text:style-name="P3">-- 4. Existuje rok, ve kterém byl meziroční nárůst cen potravin výrazně vyšší než růst mezd (větší než 10 %)?</text:p>
      <text:p text:style-name="P3">-- ------------------------------------------------------------------------</text:p>
      <text:p text:style-name="P3">záměrně zvolen přístup, kdy byly použity základy SQL dotazů z výzkumných otázek 1 a 3.</text:p>
      <text:p text:style-name="P3">Tedy, tyto dve separatni querry („with“ konstrukt)</text:p>
      <text:p text:style-name="P3">-- MZDY proc narust - prumer pres odvetvi v danem roce</text:p>
      <text:p text:style-name="P3">-- CENY proc narust - prumer pres potraviny v danem roce</text:p>
      <text:p text:style-name="P3">spojeny dohromady přes roky</text:p>
      <text:p text:style-name="P3"/>
      <text:p text:style-name="P3">-- správnost průměrných hodnot zkontrolována pomoci tabulkového editoru „kontrolni_testSpravnostiPrumeru.ods“</text:p>
      <text:p text:style-name="P3"/>
      <text:p text:style-name="P3"/>
      <text:p text:style-name="P3"><text:span text:style-name="T6">WITH</text:span> cena1 (rokCena, procNarustCena) <text:span text:style-name="T6">AS</text:span> (</text:p>
      <text:p text:style-name="P10"><text:span text:style-name="T2"><text:tab/></text:span><text:span text:style-name="T6">WITH</text:span></text:p>
      <text:p text:style-name="P10"><text:span text:style-name="T2"><text:tab/><text:tab/>sqr (Rok1, Potravina1, prum_Cena_Kc1, rono) </text:span><text:span text:style-name="T6">AS</text:span><text:span text:style-name="T2"> (</text:span></text:p>
      <text:p text:style-name="P10"><text:span text:style-name="T2"><text:tab/><text:tab/></text:span><text:span text:style-name="T6">WITH</text:span></text:p>
      <text:p text:style-name="P10"><text:span text:style-name="T2"><text:tab/><text:tab/><text:tab/>sq (Rok, Potravina, prum_Cena_Kc) </text:span><text:span text:style-name="T6">AS</text:span><text:span text:style-name="T2"> (</text:span></text:p>
      <text:p text:style-name="P10"><text:span text:style-name="T2"><text:tab/><text:tab/><text:tab/></text:span><text:span text:style-name="T6">SELECT</text:span><text:span text:style-name="T2"> </text:span><text:span text:style-name="T6">DISTINCT</text:span><text:span text:style-name="T2"> Rok_mzdy, Potravina, Prum_cenaKc</text:span></text:p>
      <text:p text:style-name="P10"><text:span text:style-name="T2"><text:tab/><text:tab/><text:tab/></text:span><text:span text:style-name="T6">FROM</text:span><text:span text:style-name="T2"> t_Jiri_Svoboda_projekt_SQL_prim</text:span></text:p>
      <text:p text:style-name="P2"><text:tab/><text:tab/><text:tab/>)</text:p>
      <text:p text:style-name="P10"><text:span text:style-name="T2"><text:tab/><text:tab/></text:span><text:span text:style-name="T6">SELECT</text:span><text:span text:style-name="T2"> sq1.Rok, sq1.Potravina, sq1.prum_Cena_Kc, </text:span><text:span text:style-name="T6">row_number</text:span><text:span text:style-name="T2">() </text:span><text:span text:style-name="T6">over</text:span><text:span text:style-name="T2"> (</text:span><text:span text:style-name="T6">partition</text:span><text:span text:style-name="T2"> </text:span><text:span text:style-name="T6">by</text:span><text:span text:style-name="T2"> sq1.Potravina </text:span><text:span text:style-name="T6">order</text:span><text:span text:style-name="T2"> </text:span><text:span text:style-name="T6">by</text:span><text:span text:style-name="T2"> <text:s/>sq1.Rok) </text:span><text:span text:style-name="T6">AS</text:span><text:span text:style-name="T2"> rn1 </text:span></text:p>
      <text:p text:style-name="P10"><text:span text:style-name="T2"><text:tab/><text:tab/></text:span><text:span text:style-name="T6">FROM</text:span><text:span text:style-name="T2"> <text:s text:c="2"/>sq sq1</text:span></text:p>
      <text:p text:style-name="P2"><text:tab/> <text:s text:c="3"/>)</text:p>
      <text:p text:style-name="P10"><text:span text:style-name="T2"><text:tab/></text:span><text:span text:style-name="T6">SELECT</text:span><text:span text:style-name="T2"> sqr1.Rok1 </text:span><text:span text:style-name="T6">AS</text:span><text:span text:style-name="T2"> RokCena, </text:span><text:span text:style-name="T10">ROUND</text:span><text:span text:style-name="T2">(</text:span><text:span text:style-name="T10">AVG</text:span><text:span text:style-name="T2">((sqr1.prum_Cena_Kc1-sqr2.prum_Cena_Kc1)/sqr2.prum_Cena_Kc1*</text:span><text:span text:style-name="T11">100</text:span><text:span text:style-name="T2">),</text:span><text:span text:style-name="T11">1</text:span><text:span text:style-name="T2">) </text:span><text:span text:style-name="T6">AS</text:span><text:span text:style-name="T2"> proc_narust_cena</text:span></text:p>
      <text:p text:style-name="P10"><text:span text:style-name="T2"><text:tab/></text:span><text:span text:style-name="T6">FROM</text:span><text:span text:style-name="T2"> sqr sqr1</text:span></text:p>
      <text:p text:style-name="P10"><text:span text:style-name="T2"><text:tab/></text:span><text:span text:style-name="T6">JOIN</text:span><text:span text:style-name="T2"> sqr sqr2</text:span></text:p>
      <text:p text:style-name="P10"><text:span text:style-name="T2"><text:tab/><text:tab/></text:span><text:span text:style-name="T6">ON</text:span><text:span text:style-name="T2"> sqr1.rono = sqr2.rono+</text:span><text:span text:style-name="T11">1</text:span><text:span text:style-name="T2"> </text:span><text:span text:style-name="T6">AND</text:span><text:span text:style-name="T2"> sqr1.Potravina1 = sqr2.Potravina1</text:span></text:p>
      <text:p text:style-name="P10"><text:span text:style-name="T2"><text:tab/></text:span><text:span text:style-name="T6">GROUP</text:span><text:span text:style-name="T2"> </text:span><text:span text:style-name="T6">BY</text:span><text:span text:style-name="T2"> sqr1.Rok1</text:span></text:p>
      <text:p text:style-name="P10"><text:span text:style-name="T2"><text:tab/></text:span><text:span text:style-name="T6">ORDER</text:span><text:span text:style-name="T2"> </text:span><text:span text:style-name="T6">BY</text:span><text:span text:style-name="T2"> sqr1.Rok1</text:span></text:p>
      <text:p text:style-name="P2"><text:tab/>)</text:p>
      <text:p text:style-name="P10"><text:span text:style-name="T6">SELECT</text:span><text:span text:style-name="T2"> cena.rokCena, cena.procNarustCena, mzda.proc_narust_mzdy, (proc_narust_mzdy-cena.procNarustCena) </text:span><text:span text:style-name="T6">AS</text:span><text:span text:style-name="T2"> </text:span><text:span text:style-name="T16">'narustMezd_mensiNez_narustcen_O:'</text:span></text:p>
      <text:p text:style-name="P10"><text:span text:style-name="T6">FROM</text:span><text:span text:style-name="T2"> cena1 </text:span><text:span text:style-name="T6">as</text:span><text:span text:style-name="T2"> cena </text:span></text:p>
      <text:p text:style-name="P8">JOIN</text:p>
      <text:p text:style-name="P2"><text:tab/>(</text:p>
      <text:p text:style-name="P10"><text:span text:style-name="T2"><text:tab/></text:span><text:span text:style-name="T6">WITH</text:span></text:p>
      <text:p text:style-name="P10"><text:span text:style-name="T2"><text:tab/><text:tab/>sqr (Rok1, Odvetvi1, prum_Mzda_Kc1, rono) </text:span><text:span text:style-name="T6">AS</text:span><text:span text:style-name="T2"> (</text:span></text:p>
      <text:p text:style-name="P10"><text:span text:style-name="T2"><text:tab/><text:tab/></text:span><text:span text:style-name="T6">WITH</text:span></text:p>
      <text:p text:style-name="P10"><text:span text:style-name="T2"><text:tab/><text:tab/><text:tab/>sq (Rok, Odvetvi, prum_Mzda_Kc) </text:span><text:span text:style-name="T6">AS</text:span><text:span text:style-name="T2"> (</text:span></text:p>
      <text:p text:style-name="P10"><text:span text:style-name="T2"><text:tab/><text:tab/><text:tab/></text:span><text:span text:style-name="T6">SELECT</text:span><text:span text:style-name="T2"> </text:span><text:span text:style-name="T6">DISTINCT</text:span><text:span text:style-name="T2"> Rok_mzdy, Odvetvi, Prum_mzdaKc</text:span></text:p>
      <text:p text:style-name="P10"><text:span text:style-name="T2"><text:tab/><text:tab/><text:tab/></text:span><text:span text:style-name="T6">FROM</text:span><text:span text:style-name="T2"> t_Jiri_Svoboda_projekt_SQL_prim</text:span></text:p>
      <text:p text:style-name="P2"><text:tab/><text:tab/><text:tab/>)</text:p>
      <text:p text:style-name="P10"><text:span text:style-name="T2"><text:tab/><text:tab/></text:span><text:span text:style-name="T6">SELECT</text:span><text:span text:style-name="T2"> sq1.Rok, sq1.Odvetvi, sq1.prum_Mzda_Kc, </text:span><text:span text:style-name="T6">row_number</text:span><text:span text:style-name="T2">() </text:span><text:span text:style-name="T6">over</text:span><text:span text:style-name="T2"> </text:span><text:soft-page-break/><text:span text:style-name="T2">(</text:span><text:span text:style-name="T6">partition</text:span><text:span text:style-name="T2"> </text:span><text:span text:style-name="T6">by</text:span><text:span text:style-name="T2"> sq1.Odvetvi </text:span><text:span text:style-name="T6">order</text:span><text:span text:style-name="T2"> </text:span><text:span text:style-name="T6">by</text:span><text:span text:style-name="T2"> <text:s/>sq1.Rok) </text:span><text:span text:style-name="T6">AS</text:span><text:span text:style-name="T2"> rn1 </text:span></text:p>
      <text:p text:style-name="P10"><text:span text:style-name="T2"><text:tab/><text:tab/></text:span><text:span text:style-name="T6">FROM</text:span><text:span text:style-name="T2"> <text:s text:c="2"/>sq sq1</text:span></text:p>
      <text:p text:style-name="P2"><text:tab/> <text:s text:c="3"/>)</text:p>
      <text:p text:style-name="P10"><text:span text:style-name="T2"><text:tab/></text:span><text:span text:style-name="T6">SELECT</text:span><text:span text:style-name="T2"> sqr1.Rok1 </text:span><text:span text:style-name="T6">AS</text:span><text:span text:style-name="T2"> Rok, </text:span><text:span text:style-name="T10">ROUND</text:span><text:span text:style-name="T2">(</text:span><text:span text:style-name="T10">AVG</text:span><text:span text:style-name="T2">((sqr1.prum_Mzda_Kc1-sqr2.prum_Mzda_Kc1)/sqr2.prum_Mzda_Kc1*</text:span><text:span text:style-name="T11">100</text:span><text:span text:style-name="T2">),</text:span><text:span text:style-name="T11">1</text:span><text:span text:style-name="T2">) </text:span><text:span text:style-name="T6">AS</text:span><text:span text:style-name="T2"> proc_narust_mzdy</text:span></text:p>
      <text:p text:style-name="P10"><text:span text:style-name="T2"><text:tab/></text:span><text:span text:style-name="T6">FROM</text:span><text:span text:style-name="T2"> sqr sqr1</text:span></text:p>
      <text:p text:style-name="P10"><text:span text:style-name="T2"><text:tab/></text:span><text:span text:style-name="T6">JOIN</text:span><text:span text:style-name="T2"> sqr sqr2</text:span></text:p>
      <text:p text:style-name="P10"><text:span text:style-name="T2"><text:tab/><text:tab/></text:span><text:span text:style-name="T6">ON</text:span><text:span text:style-name="T2"> sqr1.rono = sqr2.rono+</text:span><text:span text:style-name="T11">1</text:span><text:span text:style-name="T2"> </text:span><text:span text:style-name="T6">AND</text:span><text:span text:style-name="T2"> sqr1.Odvetvi1 = sqr2.Odvetvi1</text:span></text:p>
      <text:p text:style-name="P10"><text:span text:style-name="T2"><text:tab/></text:span><text:span text:style-name="T6">GROUP</text:span><text:span text:style-name="T2"> </text:span><text:span text:style-name="T6">BY</text:span><text:span text:style-name="T2"> sqr1.Rok1</text:span></text:p>
      <text:p text:style-name="P10"><text:span text:style-name="T2"><text:tab/></text:span><text:span text:style-name="T6">ORDER</text:span><text:span text:style-name="T2"> </text:span><text:span text:style-name="T6">BY</text:span><text:span text:style-name="T2"> sqr1.Rok1</text:span></text:p>
      <text:p text:style-name="P10"><text:span text:style-name="T2"><text:tab/>) </text:span><text:span text:style-name="T6">AS</text:span><text:span text:style-name="T2"> mzda</text:span></text:p>
      <text:p text:style-name="P10"><text:span text:style-name="T2"><text:tab/></text:span><text:span text:style-name="T6">ON</text:span><text:span text:style-name="T2"> mzda.Rok = cena.rokCena</text:span></text:p>
      <text:p text:style-name="P2"/>
      <text:p text:style-name="P4">Výsledek:</text:p>
      <text:p text:style-name="P2">rokCena|procNarustCena|proc_narust_mzdy|narustMezd_mensiNez_narustcen_O:|</text:p>
      <text:p text:style-name="P2">-------+--------------+----------------+--------------------------------+</text:p>
      <text:p text:style-name="P2"><text:s text:c="3"/>2007| <text:s text:c="10"/>9.3| <text:s text:c="12"/>6.9| <text:s text:c="27"/>-2.4|</text:p>
      <text:p text:style-name="P2"><text:s text:c="3"/>2008| <text:s text:c="10"/>8.9| <text:s text:c="12"/>7.4| <text:s text:c="27"/>-1.5|</text:p>
      <text:p text:style-name="P2"><text:s text:c="3"/>2009| <text:s text:c="9"/>-6.6| <text:s text:c="12"/>3.1| <text:s text:c="28"/>9.7|</text:p>
      <text:p text:style-name="P2"><text:s text:c="3"/>2010| <text:s text:c="10"/>1.5| <text:s text:c="12"/>2.2| <text:s text:c="28"/>0.7|</text:p>
      <text:p text:style-name="P2"><text:s text:c="3"/>2011| <text:s text:c="10"/>4.8| <text:s text:c="12"/>2.2| <text:s text:c="27"/>-2.6|</text:p>
      <text:p text:style-name="P2"><text:s text:c="3"/>2012| <text:s text:c="10"/>7.5| <text:s text:c="12"/>2.8| <text:s text:c="27"/>-4.7|</text:p>
      <text:p text:style-name="P2"><text:s text:c="3"/>2013| <text:s text:c="10"/>6.0| <text:s text:c="11"/>-0.8| <text:s text:c="27"/>-6.8|</text:p>
      <text:p text:style-name="P2"><text:s text:c="3"/>2014| <text:s text:c="9"/>-0.6| <text:s text:c="12"/>2.5| <text:s text:c="28"/>3.1|</text:p>
      <text:p text:style-name="P2"><text:s text:c="3"/>2015| <text:s text:c="9"/>-0.7| <text:s text:c="12"/>2.8| <text:s text:c="28"/>3.5|</text:p>
      <text:p text:style-name="P2"><text:s text:c="3"/>2016| <text:s text:c="9"/>-1.4| <text:s text:c="12"/>4.0| <text:s text:c="28"/>5.4|</text:p>
      <text:p text:style-name="P2"><text:s text:c="3"/>2017| <text:s text:c="10"/>7.1| <text:s text:c="12"/>6.7| <text:s text:c="27"/>-0.4|</text:p>
      <text:p text:style-name="P2"><text:s text:c="3"/>2018| <text:s text:c="10"/>2.4| <text:s text:c="12"/>7.7| <text:s text:c="28"/>5.3|</text:p>
      <text:p text:style-name="P2"/>
      <text:p text:style-name="P2"/>
      <text:p text:style-name="P4">Závěr:</text:p>
      <text:p text:style-name="P3"/>
      <text:p text:style-name="P3">poslední sloupec je rozdíl mezi hodnotou procentuálního nárůstu cen a procentuálního nárůstu mezd v daném roce. <text:s/>Tento rozdíl není větší jak 10 ani v jednom ze sledovaných roků.</text:p>
      <text:p text:style-name="P3">Hodnota procentuálního nárůstu mezd v daném roce je průměrnou hodnotou přes všechny obory. </text:p>
      <text:p text:style-name="P3">Hodnota procentuálního nárůstu cen v daném roce je průměrnou hodnotou přes všechny druhy potravin.</text:p>
      <text:p text:style-name="P3"/>
      <text:p text:style-name="P3">-- ------------------------------------------------------------------------</text:p>
      <text:p text:style-name="P3">-- <text:s/>5. Má výška HDP vliv na změny ve mzdách a cenách potravin? Neboli, pokud HDP vzroste výrazněji v jednom roce, projeví se to na cenách potravin či mzdách ve stejném nebo následujícím roce výraznějším růstem?</text:p>
      <text:p text:style-name="P3">-- ------------------------------------------------------------------------</text:p>
      <text:p text:style-name="P3"/>
      <text:p text:style-name="P3">SQL dotaz pro výzkumnou otázku 4 doplněn o procentuální nárůst HDP</text:p>
      <text:p text:style-name="P3"/>
      <text:p text:style-name="P3"/>
      <text:p text:style-name="P3"><text:span text:style-name="T6">WITH</text:span> cena1 (rokCena, procNarustCena) <text:span text:style-name="T6">AS</text:span> (</text:p>
      <text:p text:style-name="P22"><text:span text:style-name="T2"><text:tab/></text:span><text:span text:style-name="T6">WITH</text:span></text:p>
      <text:p text:style-name="P22"><text:span text:style-name="T2"><text:tab/><text:tab/>sqr (Rok1, Potravina1, prum_Cena_Kc1, rono) </text:span><text:span text:style-name="T6">AS</text:span><text:span text:style-name="T2"> (</text:span></text:p>
      <text:p text:style-name="P22"><text:span text:style-name="T2"><text:tab/><text:tab/></text:span><text:span text:style-name="T6">WITH</text:span></text:p>
      <text:p text:style-name="P22"><text:span text:style-name="T2"><text:tab/><text:tab/><text:tab/>sq (Rok, Potravina, prum_Cena_Kc) </text:span><text:span text:style-name="T6">AS</text:span><text:span text:style-name="T2"> (</text:span></text:p>
      <text:p text:style-name="P22"><text:span text:style-name="T2"><text:tab/><text:tab/><text:tab/></text:span><text:span text:style-name="T6">SELECT</text:span><text:span text:style-name="T2"> </text:span><text:span text:style-name="T6">DISTINCT</text:span><text:span text:style-name="T2"> Rok_mzdy, Potravina, Prum_cenaKc</text:span></text:p>
      <text:p text:style-name="P22"><text:span text:style-name="T2"><text:tab/><text:tab/><text:tab/></text:span><text:span text:style-name="T6">FROM</text:span><text:span text:style-name="T2"> t_Jiri_Svoboda_projekt_SQL_prim</text:span></text:p>
      <text:p text:style-name="P21"><text:tab/><text:tab/><text:tab/>)</text:p>
      <text:p text:style-name="P22"><text:span text:style-name="T2"><text:tab/><text:tab/></text:span><text:span text:style-name="T6">SELECT</text:span><text:span text:style-name="T2"> sq1.Rok, sq1.Potravina, sq1.prum_Cena_Kc, </text:span><text:span text:style-name="T6">row_number</text:span><text:span text:style-name="T2">() </text:span><text:span text:style-name="T6">over</text:span><text:span text:style-name="T2"> (</text:span><text:span text:style-name="T6">partition</text:span><text:span text:style-name="T2"> </text:span><text:span text:style-name="T6">by</text:span><text:span text:style-name="T2"> sq1.Potravina </text:span><text:span text:style-name="T6">order</text:span><text:span text:style-name="T2"> </text:span><text:span text:style-name="T6">by</text:span><text:span text:style-name="T2"> <text:s/>sq1.Rok) </text:span><text:span text:style-name="T6">AS</text:span><text:span text:style-name="T2"> rn1 </text:span></text:p>
      <text:p text:style-name="P22"><text:span text:style-name="T2"><text:tab/><text:tab/></text:span><text:span text:style-name="T6">FROM</text:span><text:span text:style-name="T2"> <text:s text:c="2"/>sq sq1</text:span></text:p>
      <text:p text:style-name="P21"><text:tab/> <text:s text:c="3"/>)</text:p>
      <text:p text:style-name="P22"><text:span text:style-name="T2"><text:tab/></text:span><text:span text:style-name="T6">SELECT</text:span><text:span text:style-name="T2"> sqr1.Rok1 </text:span><text:span text:style-name="T6">AS</text:span><text:span text:style-name="T2"> RokCena, </text:span><text:span text:style-name="T10">ROUND</text:span><text:span text:style-name="T2">(</text:span><text:span text:style-name="T10">AVG</text:span><text:span text:style-name="T2">((sqr1.prum_Cena_Kc1-</text:span><text:soft-page-break/><text:span text:style-name="T2">sqr2.prum_Cena_Kc1)/sqr2.prum_Cena_Kc1*</text:span><text:span text:style-name="T11">100</text:span><text:span text:style-name="T2">),</text:span><text:span text:style-name="T11">1</text:span><text:span text:style-name="T2">) </text:span><text:span text:style-name="T6">AS</text:span><text:span text:style-name="T2"> proc_narust_cena</text:span></text:p>
      <text:p text:style-name="P22"><text:span text:style-name="T2"><text:tab/></text:span><text:span text:style-name="T6">FROM</text:span><text:span text:style-name="T2"> sqr sqr1</text:span></text:p>
      <text:p text:style-name="P22"><text:span text:style-name="T2"><text:tab/></text:span><text:span text:style-name="T6">JOIN</text:span><text:span text:style-name="T2"> sqr sqr2</text:span></text:p>
      <text:p text:style-name="P22"><text:span text:style-name="T2"><text:tab/><text:tab/></text:span><text:span text:style-name="T6">ON</text:span><text:span text:style-name="T2"> sqr1.rono = sqr2.rono+</text:span><text:span text:style-name="T11">1</text:span><text:span text:style-name="T2"> </text:span><text:span text:style-name="T6">AND</text:span><text:span text:style-name="T2"> sqr1.Potravina1 = sqr2.Potravina1</text:span></text:p>
      <text:p text:style-name="P22"><text:span text:style-name="T2"><text:tab/></text:span><text:span text:style-name="T6">GROUP</text:span><text:span text:style-name="T2"> </text:span><text:span text:style-name="T6">BY</text:span><text:span text:style-name="T2"> sqr1.Rok1</text:span></text:p>
      <text:p text:style-name="P22"><text:span text:style-name="T2"><text:tab/></text:span><text:span text:style-name="T6">ORDER</text:span><text:span text:style-name="T2"> </text:span><text:span text:style-name="T6">BY</text:span><text:span text:style-name="T2"> sqr1.Rok1</text:span></text:p>
      <text:p text:style-name="P21"><text:tab/>)</text:p>
      <text:p text:style-name="P22"><text:span text:style-name="T6">SELECT</text:span><text:span text:style-name="T2"> cena.rokCena, cena.procNarustCena, mzda.proc_narust_mzdy, hdphdp.proc_narust_HDP </text:span><text:span text:style-name="T1">-- FINALNI querry </text:span></text:p>
      <text:p text:style-name="P22"><text:span text:style-name="T6">FROM</text:span><text:span text:style-name="T2"> cena1 </text:span><text:span text:style-name="T6">as</text:span><text:span text:style-name="T2"> cena </text:span></text:p>
      <text:p text:style-name="P23">JOIN</text:p>
      <text:p text:style-name="P21"><text:tab/>(</text:p>
      <text:p text:style-name="P22"><text:span text:style-name="T2"><text:tab/></text:span><text:span text:style-name="T6">WITH</text:span></text:p>
      <text:p text:style-name="P22"><text:span text:style-name="T2"><text:tab/><text:tab/>sqr (Rok1, Odvetvi1, prum_Mzda_Kc1, rono) </text:span><text:span text:style-name="T6">AS</text:span><text:span text:style-name="T2"> (</text:span></text:p>
      <text:p text:style-name="P22"><text:span text:style-name="T2"><text:tab/><text:tab/></text:span><text:span text:style-name="T6">WITH</text:span></text:p>
      <text:p text:style-name="P22"><text:span text:style-name="T2"><text:tab/><text:tab/><text:tab/>sq (Rok, Odvetvi, prum_Mzda_Kc) </text:span><text:span text:style-name="T6">AS</text:span><text:span text:style-name="T2"> (</text:span></text:p>
      <text:p text:style-name="P22"><text:span text:style-name="T2"><text:tab/><text:tab/><text:tab/></text:span><text:span text:style-name="T6">SELECT</text:span><text:span text:style-name="T2"> </text:span><text:span text:style-name="T6">DISTINCT</text:span><text:span text:style-name="T2"> Rok_mzdy, Odvetvi, Prum_mzdaKc</text:span></text:p>
      <text:p text:style-name="P22"><text:span text:style-name="T2"><text:tab/><text:tab/><text:tab/></text:span><text:span text:style-name="T6">FROM</text:span><text:span text:style-name="T2"> t_Jiri_Svoboda_projekt_SQL_prim</text:span></text:p>
      <text:p text:style-name="P21"><text:tab/><text:tab/><text:tab/>)</text:p>
      <text:p text:style-name="P22"><text:span text:style-name="T2"><text:tab/><text:tab/></text:span><text:span text:style-name="T6">SELECT</text:span><text:span text:style-name="T2"> sq1.Rok, sq1.Odvetvi, sq1.prum_Mzda_Kc, </text:span><text:span text:style-name="T6">row_number</text:span><text:span text:style-name="T2">() </text:span><text:span text:style-name="T6">over</text:span><text:span text:style-name="T2"> (</text:span><text:span text:style-name="T6">partition</text:span><text:span text:style-name="T2"> </text:span><text:span text:style-name="T6">by</text:span><text:span text:style-name="T2"> sq1.Odvetvi </text:span><text:span text:style-name="T6">order</text:span><text:span text:style-name="T2"> </text:span><text:span text:style-name="T6">by</text:span><text:span text:style-name="T2"> <text:s/>sq1.Rok) </text:span><text:span text:style-name="T6">AS</text:span><text:span text:style-name="T2"> rn1 </text:span></text:p>
      <text:p text:style-name="P22"><text:span text:style-name="T2"><text:tab/><text:tab/></text:span><text:span text:style-name="T6">FROM</text:span><text:span text:style-name="T2"> <text:s text:c="2"/>sq sq1</text:span></text:p>
      <text:p text:style-name="P21"><text:tab/> <text:s text:c="3"/>)</text:p>
      <text:p text:style-name="P22"><text:span text:style-name="T2"><text:tab/></text:span><text:span text:style-name="T6">SELECT</text:span><text:span text:style-name="T2"> sqr1.Rok1 </text:span><text:span text:style-name="T6">AS</text:span><text:span text:style-name="T2"> Rok, </text:span><text:span text:style-name="T10">ROUND</text:span><text:span text:style-name="T2">(</text:span><text:span text:style-name="T10">AVG</text:span><text:span text:style-name="T2">((sqr1.prum_Mzda_Kc1-sqr2.prum_Mzda_Kc1)/sqr2.prum_Mzda_Kc1*</text:span><text:span text:style-name="T11">100</text:span><text:span text:style-name="T2">),</text:span><text:span text:style-name="T11">1</text:span><text:span text:style-name="T2">) </text:span><text:span text:style-name="T6">AS</text:span><text:span text:style-name="T2"> proc_narust_mzdy</text:span></text:p>
      <text:p text:style-name="P22"><text:span text:style-name="T2"><text:tab/></text:span><text:span text:style-name="T6">FROM</text:span><text:span text:style-name="T2"> sqr sqr1</text:span></text:p>
      <text:p text:style-name="P22"><text:span text:style-name="T2"><text:tab/></text:span><text:span text:style-name="T6">JOIN</text:span><text:span text:style-name="T2"> sqr sqr2</text:span></text:p>
      <text:p text:style-name="P22"><text:span text:style-name="T2"><text:tab/><text:tab/></text:span><text:span text:style-name="T6">ON</text:span><text:span text:style-name="T2"> sqr1.rono = sqr2.rono+</text:span><text:span text:style-name="T11">1</text:span><text:span text:style-name="T2"> </text:span><text:span text:style-name="T6">AND</text:span><text:span text:style-name="T2"> sqr1.Odvetvi1 = sqr2.Odvetvi1</text:span></text:p>
      <text:p text:style-name="P22"><text:span text:style-name="T2"><text:tab/></text:span><text:span text:style-name="T6">GROUP</text:span><text:span text:style-name="T2"> </text:span><text:span text:style-name="T6">BY</text:span><text:span text:style-name="T2"> sqr1.Rok1</text:span></text:p>
      <text:p text:style-name="P22"><text:span text:style-name="T2"><text:tab/></text:span><text:span text:style-name="T6">ORDER</text:span><text:span text:style-name="T2"> </text:span><text:span text:style-name="T6">BY</text:span><text:span text:style-name="T2"> sqr1.Rok1</text:span></text:p>
      <text:p text:style-name="P22"><text:span text:style-name="T2"><text:tab/>) </text:span><text:span text:style-name="T6">AS</text:span><text:span text:style-name="T2"> mzda</text:span></text:p>
      <text:p text:style-name="P22"><text:span text:style-name="T2"><text:tab/></text:span><text:span text:style-name="T6">ON</text:span><text:span text:style-name="T2"> mzda.Rok = cena.rokCena</text:span></text:p>
      <text:p text:style-name="P22"><text:span text:style-name="T6">JOIN</text:span><text:span text:style-name="T2"> </text:span></text:p>
      <text:p text:style-name="P21"><text:tab/>(</text:p>
      <text:p text:style-name="P22"><text:span text:style-name="T2"><text:tab/></text:span><text:span text:style-name="T6">WITH</text:span></text:p>
      <text:p text:style-name="P22"><text:span text:style-name="T2"><text:tab/><text:tab/>sbqr (ZemeHDP, RokHDP, valHDP, rowNo) </text:span><text:span text:style-name="T6">AS</text:span><text:span text:style-name="T2"> (<text:tab/></text:span></text:p>
      <text:p text:style-name="P22"><text:span text:style-name="T2"><text:tab/><text:tab/></text:span><text:span text:style-name="T6">WITH</text:span></text:p>
      <text:p text:style-name="P22"><text:span text:style-name="T2"><text:tab/><text:tab/>sqHDP (Zeme_hdp, Rok_hdp, HDP_hdp) </text:span><text:span text:style-name="T6">AS</text:span><text:span text:style-name="T2"> (</text:span></text:p>
      <text:p text:style-name="P22"><text:span text:style-name="T2"><text:tab/><text:tab/><text:tab/></text:span><text:span text:style-name="T6">SELECT</text:span><text:span text:style-name="T2"> Zeme_Evropy, Rok, HDP</text:span></text:p>
      <text:p text:style-name="P22"><text:span text:style-name="T2"><text:tab/><text:tab/><text:tab/></text:span><text:span text:style-name="T6">FROM</text:span><text:span text:style-name="T2"> t_Jiri_Svoboda_projekt_SQL_sec</text:span></text:p>
      <text:p text:style-name="P22"><text:span text:style-name="T2"><text:tab/><text:tab/><text:tab/></text:span><text:span text:style-name="T6">WHERE</text:span><text:span text:style-name="T2"> Zeme_Evropy = </text:span><text:span text:style-name="T16">'Czech Republic'</text:span><text:span text:style-name="T2"> </text:span><text:span text:style-name="T6">AND</text:span><text:span text:style-name="T2"> Rok </text:span><text:span text:style-name="T6">IN</text:span><text:span text:style-name="T2"> (</text:span></text:p>
      <text:p text:style-name="P22"><text:span text:style-name="T2"><text:tab/><text:tab/><text:tab/><text:tab/></text:span><text:span text:style-name="T6">SELECT</text:span><text:span text:style-name="T2"> </text:span><text:span text:style-name="T6">DISTINCT</text:span><text:span text:style-name="T2"> Rok_mzdy</text:span></text:p>
      <text:p text:style-name="P22"><text:span text:style-name="T2"><text:tab/><text:tab/><text:tab/><text:tab/></text:span><text:span text:style-name="T6">FROM</text:span><text:span text:style-name="T2"> t_Jiri_Svoboda_projekt_SQL_prim</text:span></text:p>
      <text:p text:style-name="P21"><text:tab/><text:tab/><text:tab/><text:tab/>)</text:p>
      <text:p text:style-name="P22"><text:span text:style-name="T2"><text:tab/><text:tab/><text:tab/></text:span><text:span text:style-name="T6">ORDER</text:span><text:span text:style-name="T2"> </text:span><text:span text:style-name="T6">BY</text:span><text:span text:style-name="T2"> Rok</text:span></text:p>
      <text:p text:style-name="P21"><text:tab/><text:tab/><text:tab/>) </text:p>
      <text:p text:style-name="P22"><text:span text:style-name="T2"><text:tab/><text:tab/></text:span><text:span text:style-name="T6">SELECT</text:span><text:span text:style-name="T2"> sh1.Zeme_hdp, sh1.Rok_hdp, sh1.HDP_hdp, </text:span><text:span text:style-name="T6">row_number</text:span><text:span text:style-name="T2">() </text:span><text:span text:style-name="T6">over</text:span><text:span text:style-name="T2"> (</text:span><text:span text:style-name="T6">partition</text:span><text:span text:style-name="T2"> </text:span><text:span text:style-name="T6">by</text:span><text:span text:style-name="T2"> sh1.Zeme_hdp </text:span><text:span text:style-name="T6">order</text:span><text:span text:style-name="T2"> </text:span><text:span text:style-name="T6">by</text:span><text:span text:style-name="T2"> sh1.Rok_hdp) </text:span><text:span text:style-name="T6">AS</text:span><text:span text:style-name="T2"> rNo </text:span></text:p>
      <text:p text:style-name="P22"><text:span text:style-name="T2"><text:tab/><text:tab/></text:span><text:span text:style-name="T6">FROM</text:span><text:span text:style-name="T2"> sqHDP sh1</text:span></text:p>
      <text:p text:style-name="P21"><text:tab/>)</text:p>
      <text:p text:style-name="P22"><text:span text:style-name="T2"><text:tab/></text:span><text:span text:style-name="T6">SELECT</text:span><text:span text:style-name="T2"> sbqr1.RokHDP </text:span><text:span text:style-name="T6">AS</text:span><text:span text:style-name="T2"> RokHDP, sbqr1.valHDP </text:span><text:span text:style-name="T6">AS</text:span><text:span text:style-name="T2"> valHDP, sbqr2.RokHDP </text:span><text:span text:style-name="T6">AS</text:span><text:span text:style-name="T2"> RokHDP_predchozi, sbqr2.valHDP </text:span><text:span text:style-name="T6">AS</text:span><text:span text:style-name="T2"> valHDP_predchozi,</text:span></text:p>
      <text:p text:style-name="P22"><text:span text:style-name="T2"><text:tab/><text:tab/></text:span><text:span text:style-name="T10">ROUND</text:span><text:span text:style-name="T2">((sbqr1.valHDP-sbqr2.valHDP)/sbqr2.valHDP*</text:span><text:span text:style-name="T11">100</text:span><text:span text:style-name="T2">,</text:span><text:span text:style-name="T11">2</text:span><text:span text:style-name="T2">) </text:span><text:span text:style-name="T6">AS</text:span><text:span text:style-name="T2"> proc_narust_HDP</text:span></text:p>
      <text:p text:style-name="P22"><text:span text:style-name="T2"><text:tab/></text:span><text:span text:style-name="T6">FROM</text:span><text:span text:style-name="T2"> sbqr sbqr1</text:span></text:p>
      <text:p text:style-name="P22"><text:span text:style-name="T2"><text:tab/></text:span><text:span text:style-name="T6">JOIN</text:span><text:span text:style-name="T2"> sbqr sbqr2</text:span></text:p>
      <text:p text:style-name="P22"><text:span text:style-name="T2"><text:tab/><text:tab/></text:span><text:span text:style-name="T6">on</text:span><text:span text:style-name="T2"> sbqr1.rowNo = sbqr2.rowNo+</text:span><text:span text:style-name="T11">1</text:span><text:span text:style-name="T2"><text:tab/></text:span></text:p>
      <text:p text:style-name="P22"><text:span text:style-name="T2"><text:tab/>) </text:span><text:span text:style-name="T6">AS</text:span><text:span text:style-name="T2"> hdphdp</text:span></text:p>
      <text:p text:style-name="P22"><text:span text:style-name="T2"><text:tab/></text:span><text:span text:style-name="T6">ON</text:span><text:span text:style-name="T2"> hdphdp.RokHDP= mzda.Rok</text:span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18"><text:soft-page-break/><text:span text:style-name="T2">Výsledek:</text:span></text:p>
      <text:p text:style-name="P22"><text:span text:style-name="T2">rokCena|procNarustCena|proc_narust_mzdy|proc_narust_HDP|</text:span></text:p>
      <text:p text:style-name="P22"><text:span text:style-name="T2">-------+--------------+----------------+---------------+</text:span></text:p>
      <text:p text:style-name="P22"><text:span text:style-name="T2"><text:s text:c="3"/>2007| <text:s text:c="10"/>9.3| <text:s text:c="12"/>6.9| <text:s text:c="10"/>5.57|</text:span></text:p>
      <text:p text:style-name="P22"><text:span text:style-name="T2"><text:s text:c="3"/>2008| <text:s text:c="10"/>8.9| <text:s text:c="12"/>7.4| <text:s text:c="10"/>2.69|</text:span></text:p>
      <text:p text:style-name="P22"><text:span text:style-name="T2"><text:s text:c="3"/>2009| <text:s text:c="9"/>-6.6| <text:s text:c="12"/>3.1| <text:s text:c="9"/>-4.66|</text:span></text:p>
      <text:p text:style-name="P22"><text:span text:style-name="T2"><text:s text:c="3"/>2010| <text:s text:c="10"/>1.5| <text:s text:c="12"/>2.2| <text:s text:c="10"/>2.43|</text:span></text:p>
      <text:p text:style-name="P22"><text:span text:style-name="T2"><text:s text:c="3"/>2011| <text:s text:c="10"/>4.8| <text:s text:c="12"/>2.2| <text:s text:c="10"/>1.76|</text:span></text:p>
      <text:p text:style-name="P22"><text:span text:style-name="T2"><text:s text:c="3"/>2012| <text:s text:c="10"/>7.5| <text:s text:c="12"/>2.8| <text:s text:c="9"/>-0.79|</text:span></text:p>
      <text:p text:style-name="P22"><text:span text:style-name="T2"><text:s text:c="3"/>2013| <text:s text:c="10"/>6.0| <text:s text:c="11"/>-0.8| <text:s text:c="9"/>-0.05|</text:span></text:p>
      <text:p text:style-name="P22"><text:span text:style-name="T2"><text:s text:c="3"/>2014| <text:s text:c="9"/>-0.6| <text:s text:c="12"/>2.5| <text:s text:c="10"/>2.26|</text:span></text:p>
      <text:p text:style-name="P22"><text:span text:style-name="T2"><text:s text:c="3"/>2015| <text:s text:c="9"/>-0.7| <text:s text:c="12"/>2.8| <text:s text:c="10"/>5.39|</text:span></text:p>
      <text:p text:style-name="P22"><text:span text:style-name="T2"><text:s text:c="3"/>2016| <text:s text:c="9"/>-1.4| <text:s text:c="12"/>4.0| <text:s text:c="10"/>2.54|</text:span></text:p>
      <text:p text:style-name="P22"><text:span text:style-name="T2"><text:s text:c="3"/>2017| <text:s text:c="10"/>7.1| <text:s text:c="12"/>6.7| <text:s text:c="10"/>5.17|</text:span></text:p>
      <text:p text:style-name="P22"><text:span text:style-name="T2"><text:s text:c="3"/>2018| <text:s text:c="10"/>2.4| <text:s text:c="12"/>7.7| <text:s text:c="11"/>3.2|</text:span></text:p>
      <text:p text:style-name="P22"><text:span text:style-name="T2"/></text:p>
      <text:p text:style-name="P4">Závěr:</text:p>
      <text:p text:style-name="P3"/>
      <text:p text:style-name="P17">výsledky v tabulce nepotvrzují jednoznačně, že by výška HDP měla vliv na změny ve mzdách a cenách potravin? </text:p>
      <text:p text:style-name="P17">V letech 2007 a 2017 byl nárůst HDP oproti minulému roku přes 5% a zároveň byl výrazný nárůst cen i mezd. Avšak v roce 2015 byl též nárůst HDP, ale pokles v cenách a pouze malý nárůst mezd.</text:p>
      <text:p text:style-name="P17">V letech 2012 byl pokles HDP oproti minulému roku a přesto byl výrazný nárůst cen i mezd. </text:p>
      <text:p text:style-name="P17">(pozn. Autora: podle mě v tom není možné vypozorovat jednoznační trend)</text:p>
      <text:p text:style-name="P2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arlow" svg:font-family="Barlow, 'Open Sans'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ri Svoboda</meta:initial-creator>
    <meta:creation-date>2022-09-24T22:33:07.17</meta:creation-date>
    <dc:date>2022-09-25T22:06:24.82</dc:date>
    <dc:creator>Jiri Svoboda</dc:creator>
    <meta:editing-duration>PT9H48S</meta:editing-duration>
    <meta:editing-cycles>19</meta:editing-cycles>
    <meta:generator>OpenOffice/4.1.6$Win32 OpenOffice.org_project/416m1$Build-9790</meta:generator>
    <meta:document-statistic meta:table-count="0" meta:image-count="0" meta:object-count="0" meta:page-count="8" meta:paragraph-count="366" meta:word-count="2114" meta:character-count="21105"/>
  </office:meta>
</office:document-meta>
</file>